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45cm"/>
    </style:style>
    <style:style style:name="co2" style:family="table-column">
      <style:table-column-properties fo:break-before="auto" style:column-width="1.429cm"/>
    </style:style>
    <style:style style:name="co3" style:family="table-column">
      <style:table-column-properties fo:break-before="auto" style:column-width="2.683cm"/>
    </style:style>
    <style:style style:name="co4" style:family="table-column">
      <style:table-column-properties fo:break-before="auto" style:column-width="3.04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nsolas" fo:font-size="9pt" style:font-size-asian="9pt" style:font-size-complex="9pt"/>
    </style:style>
    <style:style style:name="ce3" style:family="table-cell" style:parent-style-name="Default" style:data-style-name="N2">
      <style:text-properties style:font-name="Consolas" fo:font-size="9pt" style:font-size-asian="9pt" style:font-size-complex="9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Consola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3" table:default-cell-style-name="ce3"/>
        <table:table-column table:style-name="co5" table:number-columns-repeated="16377" table:default-cell-style-name="ce1"/>
        <table:table-row table:style-name="ro1">
          <table:table-cell office:value-type="string" calcext:value-type="string">
            <text:p>Iteration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Builder</text:p>
          </table:table-cell>
          <table:table-cell office:value-type="string" calcext:value-type="string">
            <text:p>String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Builder</text:p>
          </table:table-cell>
          <table:table-cell office:value-type="string" calcext:value-type="string">
            <text:p>StringTex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3" office:value-type="string" calcext:value-type="string">
            <text:p>Ticks</text:p>
          </table:table-cell>
          <table:table-cell table:style-name="ce1" office:value-type="string" calcext:value-type="string">
            <text:p><text:span text:style-name="T1">Iterations/Tick</text:span></text:p>
          </table:table-cell>
          <table:table-cell table:style-name="ce1" office:value-type="string" calcext:value-type="string">
            <text:p><text:span text:style-name="T1">Iterations/Tick</text:span></text:p>
          </table:table-cell>
          <table:table-cell table:style-name="ce1" office:value-type="string" calcext:value-type="string">
            <text:p><text:span text:style-name="T1">Iterations/Tick</text:span></text:p>
            <draw:frame draw:z-index="2" draw:name="string vs. StringBuilder vs. StringText 1" draw:style-name="gr1" draw:text-style-name="P1" svg:width="27.203cm" svg:height="14.97cm" svg:x="2.975cm" svg:y="0cm">
              <draw:object draw:notify-on-update-of-ranges="Tabelle1.A3:Tabelle1.A52 Tabelle1.F1:Tabelle1.F2 Tabelle1.F3:Tabelle1.F52 Tabelle1.G1:Tabelle1.G2 Tabelle1.G3:Tabelle1.G52 Tabelle1.E1:Tabelle1.E2 Tabelle1.E3:Tabelle1.E5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>
            <draw:frame draw:z-index="0" draw:name="string vs. StringBuilder vs. StringText" draw:style-name="gr1" draw:text-style-name="P1" svg:width="27.203cm" svg:height="14.97cm" svg:x="2.192cm" svg:y="0cm">
              <draw:object draw:notify-on-update-of-ranges="Tabelle1.A3:Tabelle1.A52 Tabelle1.B1:Tabelle1.B2 Tabelle1.B3:Tabelle1.B52 Tabelle1.C1:Tabelle1.C2 Tabelle1.C3:Tabelle1.C52 Tabelle1.D1:Tabelle1.D2 Tabelle1.D3:Tabelle1.D5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$A3]/[.B3]" office:value-type="float" office:value="0.05" calcext:value-type="float">
            <text:p>0,05</text:p>
          </table:table-cell>
          <table:table-cell table:formula="of:=[.$A3]/[.C3]" office:value-type="float" office:value="0.111111111111111" calcext:value-type="float">
            <text:p>0,11</text:p>
          </table:table-cell>
          <table:table-cell table:formula="of:=[.$A3]/[.D3]" office:value-type="float" office:value="0.142857142857143" calcext:value-type="float">
            <text:p>0,14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[.$A4]/[.B4]" office:value-type="float" office:value="0.363636363636364" calcext:value-type="float">
            <text:p>0,36</text:p>
          </table:table-cell>
          <table:table-cell table:formula="of:=[.$A4]/[.C4]" office:value-type="float" office:value="0.5" calcext:value-type="float">
            <text:p>0,50</text:p>
          </table:table-cell>
          <table:table-cell table:formula="of:=[.$A4]/[.D4]" office:value-type="float" office:value="0.307692307692308" calcext:value-type="float">
            <text:p>0,31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formula="of:=[.$A5]/[.B5]" office:value-type="float" office:value="0.225" calcext:value-type="float">
            <text:p>0,23</text:p>
          </table:table-cell>
          <table:table-cell table:formula="of:=[.$A5]/[.C5]" office:value-type="float" office:value="0.818181818181818" calcext:value-type="float">
            <text:p>0,82</text:p>
          </table:table-cell>
          <table:table-cell table:formula="of:=[.$A5]/[.D5]" office:value-type="float" office:value="0.214285714285714" calcext:value-type="float">
            <text:p>0,21</text:p>
          </table:table-cell>
          <table:table-cell table:number-columns-repeated="1637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table:formula="of:=[.$A6]/[.B6]" office:value-type="float" office:value="0.41025641025641" calcext:value-type="float">
            <text:p>0,41</text:p>
          </table:table-cell>
          <table:table-cell table:formula="of:=[.$A6]/[.C6]" office:value-type="float" office:value="1.06666666666667" calcext:value-type="float">
            <text:p>1,07</text:p>
          </table:table-cell>
          <table:table-cell table:formula="of:=[.$A6]/[.D6]" office:value-type="float" office:value="0.30188679245283" calcext:value-type="float">
            <text:p>0,30</text:p>
          </table:table-cell>
          <table:table-cell table:number-columns-repeated="1637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table:formula="of:=[.$A7]/[.B7]" office:value-type="float" office:value="0.409836065573771" calcext:value-type="float">
            <text:p>0,41</text:p>
          </table:table-cell>
          <table:table-cell table:formula="of:=[.$A7]/[.C7]" office:value-type="float" office:value="1.25" calcext:value-type="float">
            <text:p>1,25</text:p>
          </table:table-cell>
          <table:table-cell table:formula="of:=[.$A7]/[.D7]" office:value-type="float" office:value="0.223214285714286" calcext:value-type="float">
            <text:p>0,22</text:p>
          </table:table-cell>
          <table:table-cell table:number-columns-repeated="1637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97" calcext:value-type="float">
            <text:p>97</text:p>
          </table:table-cell>
          <table:table-cell table:formula="of:=[.$A8]/[.B8]" office:value-type="float" office:value="0.455696202531646" calcext:value-type="float">
            <text:p>0,46</text:p>
          </table:table-cell>
          <table:table-cell table:formula="of:=[.$A8]/[.C8]" office:value-type="float" office:value="0.705882352941177" calcext:value-type="float">
            <text:p>0,71</text:p>
          </table:table-cell>
          <table:table-cell table:formula="of:=[.$A8]/[.D8]" office:value-type="float" office:value="0.371134020618557" calcext:value-type="float">
            <text:p>0,37</text:p>
          </table:table-cell>
          <table:table-cell table:number-columns-repeated="1637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0" calcext:value-type="float">
            <text:p>140</text:p>
          </table:table-cell>
          <table:table-cell office:value-type="float" office:value="56" calcext:value-type="float">
            <text:p>56</text:p>
          </table:table-cell>
          <table:table-cell office:value-type="float" office:value="134" calcext:value-type="float">
            <text:p>134</text:p>
          </table:table-cell>
          <table:table-cell table:formula="of:=[.$A9]/[.B9]" office:value-type="float" office:value="0.35" calcext:value-type="float">
            <text:p>0,35</text:p>
          </table:table-cell>
          <table:table-cell table:formula="of:=[.$A9]/[.C9]" office:value-type="float" office:value="0.875" calcext:value-type="float">
            <text:p>0,88</text:p>
          </table:table-cell>
          <table:table-cell table:formula="of:=[.$A9]/[.D9]" office:value-type="float" office:value="0.365671641791045" calcext:value-type="float">
            <text:p>0,37</text:p>
          </table:table-cell>
          <table:table-cell table:number-columns-repeated="1637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3" calcext:value-type="float">
            <text:p>213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table:formula="of:=[.$A10]/[.B10]" office:value-type="float" office:value="0.300469483568075" calcext:value-type="float">
            <text:p>0,30</text:p>
          </table:table-cell>
          <table:table-cell table:formula="of:=[.$A10]/[.C10]" office:value-type="float" office:value="1.01587301587302" calcext:value-type="float">
            <text:p>1,02</text:p>
          </table:table-cell>
          <table:table-cell table:formula="of:=[.$A10]/[.D10]" office:value-type="float" office:value="0.426666666666667" calcext:value-type="float">
            <text:p>0,43</text:p>
          </table:table-cell>
          <table:table-cell table:number-columns-repeated="1637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02" calcext:value-type="float">
            <text:p>302</text:p>
          </table:table-cell>
          <table:table-cell office:value-type="float" office:value="72" calcext:value-type="float">
            <text:p>72</text:p>
          </table:table-cell>
          <table:table-cell office:value-type="float" office:value="187" calcext:value-type="float">
            <text:p>187</text:p>
          </table:table-cell>
          <table:table-cell table:formula="of:=[.$A11]/[.B11]" office:value-type="float" office:value="0.268211920529801" calcext:value-type="float">
            <text:p>0,27</text:p>
          </table:table-cell>
          <table:table-cell table:formula="of:=[.$A11]/[.C11]" office:value-type="float" office:value="1.125" calcext:value-type="float">
            <text:p>1,13</text:p>
          </table:table-cell>
          <table:table-cell table:formula="of:=[.$A11]/[.D11]" office:value-type="float" office:value="0.433155080213904" calcext:value-type="float">
            <text:p>0,43</text:p>
          </table:table-cell>
          <table:table-cell table:number-columns-repeated="1637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93" calcext:value-type="float">
            <text:p>393</text:p>
          </table:table-cell>
          <table:table-cell office:value-type="float" office:value="89" calcext:value-type="float">
            <text:p>89</text:p>
          </table:table-cell>
          <table:table-cell office:value-type="float" office:value="214" calcext:value-type="float">
            <text:p>214</text:p>
          </table:table-cell>
          <table:table-cell table:formula="of:=[.$A12]/[.B12]" office:value-type="float" office:value="0.254452926208651" calcext:value-type="float">
            <text:p>0,25</text:p>
          </table:table-cell>
          <table:table-cell table:formula="of:=[.$A12]/[.C12]" office:value-type="float" office:value="1.12359550561798" calcext:value-type="float">
            <text:p>1,12</text:p>
          </table:table-cell>
          <table:table-cell table:formula="of:=[.$A12]/[.D12]" office:value-type="float" office:value="0.467289719626168" calcext:value-type="float">
            <text:p>0,47</text:p>
          </table:table-cell>
          <table:table-cell table:number-columns-repeated="1637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 office:value-type="float" office:value="261" calcext:value-type="float">
            <text:p>261</text:p>
          </table:table-cell>
          <table:table-cell table:formula="of:=[.$A13]/[.B13]" office:value-type="float" office:value="0.211538461538462" calcext:value-type="float">
            <text:p>0,21</text:p>
          </table:table-cell>
          <table:table-cell table:formula="of:=[.$A13]/[.C13]" office:value-type="float" office:value="1.00833333333333" calcext:value-type="float">
            <text:p>1,01</text:p>
          </table:table-cell>
          <table:table-cell table:formula="of:=[.$A13]/[.D13]" office:value-type="float" office:value="0.46360153256705" calcext:value-type="float">
            <text:p>0,46</text:p>
          </table:table-cell>
          <table:table-cell table:number-columns-repeated="1637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15" calcext:value-type="float">
            <text:p>715</text:p>
          </table:table-cell>
          <table:table-cell office:value-type="float" office:value="154" calcext:value-type="float">
            <text:p>154</text:p>
          </table:table-cell>
          <table:table-cell office:value-type="float" office:value="691" calcext:value-type="float">
            <text:p>691</text:p>
          </table:table-cell>
          <table:table-cell table:formula="of:=[.$A14]/[.B14]" office:value-type="float" office:value="0.201398601398601" calcext:value-type="float">
            <text:p>0,20</text:p>
          </table:table-cell>
          <table:table-cell table:formula="of:=[.$A14]/[.C14]" office:value-type="float" office:value="0.935064935064935" calcext:value-type="float">
            <text:p>0,94</text:p>
          </table:table-cell>
          <table:table-cell table:formula="of:=[.$A14]/[.D14]" office:value-type="float" office:value="0.208393632416787" calcext:value-type="float">
            <text:p>0,21</text:p>
          </table:table-cell>
          <table:table-cell table:number-columns-repeated="1637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59" calcext:value-type="float">
            <text:p>959</text:p>
          </table:table-cell>
          <table:table-cell office:value-type="float" office:value="158" calcext:value-type="float">
            <text:p>158</text:p>
          </table:table-cell>
          <table:table-cell office:value-type="float" office:value="367" calcext:value-type="float">
            <text:p>367</text:p>
          </table:table-cell>
          <table:table-cell table:formula="of:=[.$A15]/[.B15]" office:value-type="float" office:value="0.176225234619395" calcext:value-type="float">
            <text:p>0,18</text:p>
          </table:table-cell>
          <table:table-cell table:formula="of:=[.$A15]/[.C15]" office:value-type="float" office:value="1.06962025316456" calcext:value-type="float">
            <text:p>1,07</text:p>
          </table:table-cell>
          <table:table-cell table:formula="of:=[.$A15]/[.D15]" office:value-type="float" office:value="0.460490463215259" calcext:value-type="float">
            <text:p>0,46</text:p>
          </table:table-cell>
          <table:table-cell table:number-columns-repeated="1637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67" calcext:value-type="float">
            <text:p>1267</text:p>
          </table:table-cell>
          <table:table-cell office:value-type="float" office:value="187" calcext:value-type="float">
            <text:p>187</text:p>
          </table:table-cell>
          <table:table-cell office:value-type="float" office:value="430" calcext:value-type="float">
            <text:p>430</text:p>
          </table:table-cell>
          <table:table-cell table:formula="of:=[.$A16]/[.B16]" office:value-type="float" office:value="0.154696132596685" calcext:value-type="float">
            <text:p>0,15</text:p>
          </table:table-cell>
          <table:table-cell table:formula="of:=[.$A16]/[.C16]" office:value-type="float" office:value="1.04812834224599" calcext:value-type="float">
            <text:p>1,05</text:p>
          </table:table-cell>
          <table:table-cell table:formula="of:=[.$A16]/[.D16]" office:value-type="float" office:value="0.455813953488372" calcext:value-type="float">
            <text:p>0,46</text:p>
          </table:table-cell>
          <table:table-cell table:number-columns-repeated="1637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95" calcext:value-type="float">
            <text:p>1595</text:p>
          </table:table-cell>
          <table:table-cell office:value-type="float" office:value="229" calcext:value-type="float">
            <text:p>229</text:p>
          </table:table-cell>
          <table:table-cell office:value-type="float" office:value="455" calcext:value-type="float">
            <text:p>455</text:p>
          </table:table-cell>
          <table:table-cell table:formula="of:=[.$A17]/[.B17]" office:value-type="float" office:value="0.141065830721003" calcext:value-type="float">
            <text:p>0,14</text:p>
          </table:table-cell>
          <table:table-cell table:formula="of:=[.$A17]/[.C17]" office:value-type="float" office:value="0.982532751091703" calcext:value-type="float">
            <text:p>0,98</text:p>
          </table:table-cell>
          <table:table-cell table:formula="of:=[.$A17]/[.D17]" office:value-type="float" office:value="0.494505494505495" calcext:value-type="float">
            <text:p>0,49</text:p>
          </table:table-cell>
          <table:table-cell table:number-columns-repeated="1637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55" calcext:value-type="float">
            <text:p>2055</text:p>
          </table:table-cell>
          <table:table-cell office:value-type="float" office:value="238" calcext:value-type="float">
            <text:p>238</text:p>
          </table:table-cell>
          <table:table-cell office:value-type="float" office:value="534" calcext:value-type="float">
            <text:p>534</text:p>
          </table:table-cell>
          <table:table-cell table:formula="of:=[.$A18]/[.B18]" office:value-type="float" office:value="0.124574209245742" calcext:value-type="float">
            <text:p>0,12</text:p>
          </table:table-cell>
          <table:table-cell table:formula="of:=[.$A18]/[.C18]" office:value-type="float" office:value="1.07563025210084" calcext:value-type="float">
            <text:p>1,08</text:p>
          </table:table-cell>
          <table:table-cell table:formula="of:=[.$A18]/[.D18]" office:value-type="float" office:value="0.47940074906367" calcext:value-type="float">
            <text:p>0,48</text:p>
          </table:table-cell>
          <table:table-cell table:number-columns-repeated="1637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575" calcext:value-type="float">
            <text:p>2575</text:p>
          </table:table-cell>
          <table:table-cell office:value-type="float" office:value="292" calcext:value-type="float">
            <text:p>292</text:p>
          </table:table-cell>
          <table:table-cell office:value-type="float" office:value="590" calcext:value-type="float">
            <text:p>590</text:p>
          </table:table-cell>
          <table:table-cell table:formula="of:=[.$A19]/[.B19]" office:value-type="float" office:value="0.112233009708738" calcext:value-type="float">
            <text:p>0,11</text:p>
          </table:table-cell>
          <table:table-cell table:formula="of:=[.$A19]/[.C19]" office:value-type="float" office:value="0.98972602739726" calcext:value-type="float">
            <text:p>0,99</text:p>
          </table:table-cell>
          <table:table-cell table:formula="of:=[.$A19]/[.D19]" office:value-type="float" office:value="0.489830508474576" calcext:value-type="float">
            <text:p>0,49</text:p>
          </table:table-cell>
          <table:table-cell table:number-columns-repeated="1637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477" calcext:value-type="float">
            <text:p>3477</text:p>
          </table:table-cell>
          <table:table-cell office:value-type="float" office:value="368" calcext:value-type="float">
            <text:p>368</text:p>
          </table:table-cell>
          <table:table-cell office:value-type="float" office:value="728" calcext:value-type="float">
            <text:p>728</text:p>
          </table:table-cell>
          <table:table-cell table:formula="of:=[.$A20]/[.B20]" office:value-type="float" office:value="0.093183779119931" calcext:value-type="float">
            <text:p>0,09</text:p>
          </table:table-cell>
          <table:table-cell table:formula="of:=[.$A20]/[.C20]" office:value-type="float" office:value="0.880434782608696" calcext:value-type="float">
            <text:p>0,88</text:p>
          </table:table-cell>
          <table:table-cell table:formula="of:=[.$A20]/[.D20]" office:value-type="float" office:value="0.445054945054945" calcext:value-type="float">
            <text:p>0,45</text:p>
          </table:table-cell>
          <table:table-cell table:number-columns-repeated="1637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4311" calcext:value-type="float">
            <text:p>24311</text:p>
          </table:table-cell>
          <table:table-cell office:value-type="float" office:value="216" calcext:value-type="float">
            <text:p>216</text:p>
          </table:table-cell>
          <table:table-cell office:value-type="float" office:value="400" calcext:value-type="float">
            <text:p>400</text:p>
          </table:table-cell>
          <table:table-cell table:formula="of:=[.$A21]/[.B21]" office:value-type="float" office:value="0.0148492451976472" calcext:value-type="float">
            <text:p>0,01</text:p>
          </table:table-cell>
          <table:table-cell table:formula="of:=[.$A21]/[.C21]" office:value-type="float" office:value="1.6712962962963" calcext:value-type="float">
            <text:p>1,67</text:p>
          </table:table-cell>
          <table:table-cell table:formula="of:=[.$A21]/[.D21]" office:value-type="float" office:value="0.9025" calcext:value-type="float">
            <text:p>0,90</text:p>
          </table:table-cell>
          <table:table-cell table:number-columns-repeated="1637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33" calcext:value-type="float">
            <text:p>1033</text:p>
          </table:table-cell>
          <table:table-cell office:value-type="float" office:value="227" calcext:value-type="float">
            <text:p>227</text:p>
          </table:table-cell>
          <table:table-cell office:value-type="float" office:value="463" calcext:value-type="float">
            <text:p>463</text:p>
          </table:table-cell>
          <table:table-cell table:formula="of:=[.$A22]/[.B22]" office:value-type="float" office:value="0.387221684414327" calcext:value-type="float">
            <text:p>0,39</text:p>
          </table:table-cell>
          <table:table-cell table:formula="of:=[.$A22]/[.C22]" office:value-type="float" office:value="1.76211453744493" calcext:value-type="float">
            <text:p>1,76</text:p>
          </table:table-cell>
          <table:table-cell table:formula="of:=[.$A22]/[.D22]" office:value-type="float" office:value="0.863930885529158" calcext:value-type="float">
            <text:p>0,86</text:p>
          </table:table-cell>
          <table:table-cell table:number-columns-repeated="16377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288" calcext:value-type="float">
            <text:p>1288</text:p>
          </table:table-cell>
          <table:table-cell office:value-type="float" office:value="268" calcext:value-type="float">
            <text:p>268</text:p>
          </table:table-cell>
          <table:table-cell office:value-type="float" office:value="520" calcext:value-type="float">
            <text:p>520</text:p>
          </table:table-cell>
          <table:table-cell table:formula="of:=[.$A23]/[.B23]" office:value-type="float" office:value="0.342391304347826" calcext:value-type="float">
            <text:p>0,34</text:p>
          </table:table-cell>
          <table:table-cell table:formula="of:=[.$A23]/[.C23]" office:value-type="float" office:value="1.6455223880597" calcext:value-type="float">
            <text:p>1,65</text:p>
          </table:table-cell>
          <table:table-cell table:formula="of:=[.$A23]/[.D23]" office:value-type="float" office:value="0.848076923076923" calcext:value-type="float">
            <text:p>0,85</text:p>
          </table:table-cell>
          <table:table-cell table:number-columns-repeated="1637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689" calcext:value-type="float">
            <text:p>1689</text:p>
          </table:table-cell>
          <table:table-cell office:value-type="float" office:value="289" calcext:value-type="float">
            <text:p>289</text:p>
          </table:table-cell>
          <table:table-cell office:value-type="float" office:value="576" calcext:value-type="float">
            <text:p>576</text:p>
          </table:table-cell>
          <table:table-cell table:formula="of:=[.$A24]/[.B24]" office:value-type="float" office:value="0.28656009473061" calcext:value-type="float">
            <text:p>0,29</text:p>
          </table:table-cell>
          <table:table-cell table:formula="of:=[.$A24]/[.C24]" office:value-type="float" office:value="1.67474048442907" calcext:value-type="float">
            <text:p>1,67</text:p>
          </table:table-cell>
          <table:table-cell table:formula="of:=[.$A24]/[.D24]" office:value-type="float" office:value="0.840277777777778" calcext:value-type="float">
            <text:p>0,84</text:p>
          </table:table-cell>
          <table:table-cell table:number-columns-repeated="16377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7139" calcext:value-type="float">
            <text:p>17139</text:p>
          </table:table-cell>
          <table:table-cell office:value-type="float" office:value="296" calcext:value-type="float">
            <text:p>296</text:p>
          </table:table-cell>
          <table:table-cell office:value-type="float" office:value="556" calcext:value-type="float">
            <text:p>556</text:p>
          </table:table-cell>
          <table:table-cell table:formula="of:=[.$A25]/[.B25]" office:value-type="float" office:value="0.030865278020888" calcext:value-type="float">
            <text:p>0,03</text:p>
          </table:table-cell>
          <table:table-cell table:formula="of:=[.$A25]/[.C25]" office:value-type="float" office:value="1.78716216216216" calcext:value-type="float">
            <text:p>1,79</text:p>
          </table:table-cell>
          <table:table-cell table:formula="of:=[.$A25]/[.D25]" office:value-type="float" office:value="0.951438848920863" calcext:value-type="float">
            <text:p>0,95</text:p>
          </table:table-cell>
          <table:table-cell table:number-columns-repeated="16377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644" calcext:value-type="float">
            <text:p>1644</text:p>
          </table:table-cell>
          <table:table-cell office:value-type="float" office:value="342" calcext:value-type="float">
            <text:p>342</text:p>
          </table:table-cell>
          <table:table-cell office:value-type="float" office:value="662" calcext:value-type="float">
            <text:p>662</text:p>
          </table:table-cell>
          <table:table-cell table:formula="of:=[.$A26]/[.B26]" office:value-type="float" office:value="0.35036496350365" calcext:value-type="float">
            <text:p>0,35</text:p>
          </table:table-cell>
          <table:table-cell table:formula="of:=[.$A26]/[.C26]" office:value-type="float" office:value="1.68421052631579" calcext:value-type="float">
            <text:p>1,68</text:p>
          </table:table-cell>
          <table:table-cell table:formula="of:=[.$A26]/[.D26]" office:value-type="float" office:value="0.870090634441088" calcext:value-type="float">
            <text:p>0,87</text:p>
          </table:table-cell>
          <table:table-cell table:number-columns-repeated="1637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482" calcext:value-type="float">
            <text:p>2482</text:p>
          </table:table-cell>
          <table:table-cell office:value-type="float" office:value="405" calcext:value-type="float">
            <text:p>405</text:p>
          </table:table-cell>
          <table:table-cell office:value-type="float" office:value="687" calcext:value-type="float">
            <text:p>687</text:p>
          </table:table-cell>
          <table:table-cell table:formula="of:=[.$A27]/[.B27]" office:value-type="float" office:value="0.251813053988719" calcext:value-type="float">
            <text:p>0,25</text:p>
          </table:table-cell>
          <table:table-cell table:formula="of:=[.$A27]/[.C27]" office:value-type="float" office:value="1.54320987654321" calcext:value-type="float">
            <text:p>1,54</text:p>
          </table:table-cell>
          <table:table-cell table:formula="of:=[.$A27]/[.D27]" office:value-type="float" office:value="0.909752547307133" calcext:value-type="float">
            <text:p>0,91</text:p>
          </table:table-cell>
          <table:table-cell table:number-columns-repeated="16377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489" calcext:value-type="float">
            <text:p>5489</text:p>
          </table:table-cell>
          <table:table-cell office:value-type="float" office:value="459" calcext:value-type="float">
            <text:p>459</text:p>
          </table:table-cell>
          <table:table-cell office:value-type="float" office:value="718" calcext:value-type="float">
            <text:p>718</text:p>
          </table:table-cell>
          <table:table-cell table:formula="of:=[.$A28]/[.B28]" office:value-type="float" office:value="0.123155401712516" calcext:value-type="float">
            <text:p>0,12</text:p>
          </table:table-cell>
          <table:table-cell table:formula="of:=[.$A28]/[.C28]" office:value-type="float" office:value="1.47276688453159" calcext:value-type="float">
            <text:p>1,47</text:p>
          </table:table-cell>
          <table:table-cell table:formula="of:=[.$A28]/[.D28]" office:value-type="float" office:value="0.941504178272981" calcext:value-type="float">
            <text:p>0,94</text:p>
          </table:table-cell>
          <table:table-cell table:number-columns-repeated="16377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307" calcext:value-type="float">
            <text:p>2307</text:p>
          </table:table-cell>
          <table:table-cell office:value-type="float" office:value="392" calcext:value-type="float">
            <text:p>392</text:p>
          </table:table-cell>
          <table:table-cell office:value-type="float" office:value="761" calcext:value-type="float">
            <text:p>761</text:p>
          </table:table-cell>
          <table:table-cell table:formula="of:=[.$A29]/[.B29]" office:value-type="float" office:value="0.315994798439532" calcext:value-type="float">
            <text:p>0,32</text:p>
          </table:table-cell>
          <table:table-cell table:formula="of:=[.$A29]/[.C29]" office:value-type="float" office:value="1.85969387755102" calcext:value-type="float">
            <text:p>1,86</text:p>
          </table:table-cell>
          <table:table-cell table:formula="of:=[.$A29]/[.D29]" office:value-type="float" office:value="0.957950065703022" calcext:value-type="float">
            <text:p>0,96</text:p>
          </table:table-cell>
          <table:table-cell table:number-columns-repeated="1637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987" calcext:value-type="float">
            <text:p>3987</text:p>
          </table:table-cell>
          <table:table-cell office:value-type="float" office:value="421" calcext:value-type="float">
            <text:p>421</text:p>
          </table:table-cell>
          <table:table-cell office:value-type="float" office:value="810" calcext:value-type="float">
            <text:p>810</text:p>
          </table:table-cell>
          <table:table-cell table:formula="of:=[.$A30]/[.B30]" office:value-type="float" office:value="0.196639077000251" calcext:value-type="float">
            <text:p>0,20</text:p>
          </table:table-cell>
          <table:table-cell table:formula="of:=[.$A30]/[.C30]" office:value-type="float" office:value="1.86223277909739" calcext:value-type="float">
            <text:p>1,86</text:p>
          </table:table-cell>
          <table:table-cell table:formula="of:=[.$A30]/[.D30]" office:value-type="float" office:value="0.967901234567901" calcext:value-type="float">
            <text:p>0,97</text:p>
          </table:table-cell>
          <table:table-cell table:number-columns-repeated="16377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4074" calcext:value-type="float">
            <text:p>4074</text:p>
          </table:table-cell>
          <table:table-cell office:value-type="float" office:value="444" calcext:value-type="float">
            <text:p>444</text:p>
          </table:table-cell>
          <table:table-cell office:value-type="float" office:value="856" calcext:value-type="float">
            <text:p>856</text:p>
          </table:table-cell>
          <table:table-cell table:formula="of:=[.$A31]/[.B31]" office:value-type="float" office:value="0.206431026018655" calcext:value-type="float">
            <text:p>0,21</text:p>
          </table:table-cell>
          <table:table-cell table:formula="of:=[.$A31]/[.C31]" office:value-type="float" office:value="1.89414414414414" calcext:value-type="float">
            <text:p>1,89</text:p>
          </table:table-cell>
          <table:table-cell table:formula="of:=[.$A31]/[.D31]" office:value-type="float" office:value="0.982476635514019" calcext:value-type="float">
            <text:p>0,98</text:p>
          </table:table-cell>
          <table:table-cell table:number-columns-repeated="16377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336" calcext:value-type="float">
            <text:p>4336</text:p>
          </table:table-cell>
          <table:table-cell office:value-type="float" office:value="473" calcext:value-type="float">
            <text:p>473</text:p>
          </table:table-cell>
          <table:table-cell office:value-type="float" office:value="916" calcext:value-type="float">
            <text:p>916</text:p>
          </table:table-cell>
          <table:table-cell table:formula="of:=[.$A32]/[.B32]" office:value-type="float" office:value="0.207564575645756" calcext:value-type="float">
            <text:p>0,21</text:p>
          </table:table-cell>
          <table:table-cell table:formula="of:=[.$A32]/[.C32]" office:value-type="float" office:value="1.90274841437632" calcext:value-type="float">
            <text:p>1,90</text:p>
          </table:table-cell>
          <table:table-cell table:formula="of:=[.$A32]/[.D32]" office:value-type="float" office:value="0.982532751091703" calcext:value-type="float">
            <text:p>0,98</text:p>
          </table:table-cell>
          <table:table-cell table:number-columns-repeated="16377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5103" calcext:value-type="float">
            <text:p>5103</text:p>
          </table:table-cell>
          <table:table-cell office:value-type="float" office:value="510" calcext:value-type="float">
            <text:p>510</text:p>
          </table:table-cell>
          <table:table-cell office:value-type="float" office:value="998" calcext:value-type="float">
            <text:p>998</text:p>
          </table:table-cell>
          <table:table-cell table:formula="of:=[.$A33]/[.B33]" office:value-type="float" office:value="0.188320595728003" calcext:value-type="float">
            <text:p>0,19</text:p>
          </table:table-cell>
          <table:table-cell table:formula="of:=[.$A33]/[.C33]" office:value-type="float" office:value="1.8843137254902" calcext:value-type="float">
            <text:p>1,88</text:p>
          </table:table-cell>
          <table:table-cell table:formula="of:=[.$A33]/[.D33]" office:value-type="float" office:value="0.962925851703407" calcext:value-type="float">
            <text:p>0,96</text:p>
          </table:table-cell>
          <table:table-cell table:number-columns-repeated="1637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050" calcext:value-type="float">
            <text:p>6050</text:p>
          </table:table-cell>
          <table:table-cell office:value-type="float" office:value="529" calcext:value-type="float">
            <text:p>529</text:p>
          </table:table-cell>
          <table:table-cell office:value-type="float" office:value="1055" calcext:value-type="float">
            <text:p>1055</text:p>
          </table:table-cell>
          <table:table-cell table:formula="of:=[.$A34]/[.B34]" office:value-type="float" office:value="0.169256198347107" calcext:value-type="float">
            <text:p>0,17</text:p>
          </table:table-cell>
          <table:table-cell table:formula="of:=[.$A34]/[.C34]" office:value-type="float" office:value="1.93572778827977" calcext:value-type="float">
            <text:p>1,94</text:p>
          </table:table-cell>
          <table:table-cell table:formula="of:=[.$A34]/[.D34]" office:value-type="float" office:value="0.970616113744076" calcext:value-type="float">
            <text:p>0,97</text:p>
          </table:table-cell>
          <table:table-cell table:number-columns-repeated="16377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5858" calcext:value-type="float">
            <text:p>5858</text:p>
          </table:table-cell>
          <table:table-cell office:value-type="float" office:value="576" calcext:value-type="float">
            <text:p>576</text:p>
          </table:table-cell>
          <table:table-cell office:value-type="float" office:value="1118" calcext:value-type="float">
            <text:p>1118</text:p>
          </table:table-cell>
          <table:table-cell table:formula="of:=[.$A35]/[.B35]" office:value-type="float" office:value="0.185899624445203" calcext:value-type="float">
            <text:p>0,19</text:p>
          </table:table-cell>
          <table:table-cell table:formula="of:=[.$A35]/[.C35]" office:value-type="float" office:value="1.890625" calcext:value-type="float">
            <text:p>1,89</text:p>
          </table:table-cell>
          <table:table-cell table:formula="of:=[.$A35]/[.D35]" office:value-type="float" office:value="0.974060822898032" calcext:value-type="float">
            <text:p>0,97</text:p>
            <draw:frame draw:z-index="3" draw:name="string vs. StringBuilder vs. StringText 2" draw:style-name="gr1" draw:text-style-name="P1" svg:width="27.203cm" svg:height="14.97cm" svg:x="2.975cm" svg:y="-0.001cm">
              <draw:object draw:notify-on-update-of-ranges="Tabelle1.A3:Tabelle1.A52 Tabelle1.F1:Tabelle1.F2 Tabelle1.F3:Tabelle1.F52 Tabelle1.G1:Tabelle1.G2 Tabelle1.G3:Tabelle1.G5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>
            <draw:frame draw:z-index="1" draw:name="StringBuilder vs. StringText" draw:style-name="gr1" draw:text-style-name="P1" svg:width="27.203cm" svg:height="14.97cm" svg:x="2.192cm" svg:y="-0.001cm">
              <draw:object draw:notify-on-update-of-ranges="Tabelle1.A3:Tabelle1.A52 Tabelle1.C1:Tabelle1.C2 Tabelle1.C3:Tabelle1.C52 Tabelle1.D1:Tabelle1.D2 Tabelle1.D3:Tabelle1.D5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76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5871" calcext:value-type="float">
            <text:p>5871</text:p>
          </table:table-cell>
          <table:table-cell office:value-type="float" office:value="597" calcext:value-type="float">
            <text:p>597</text:p>
          </table:table-cell>
          <table:table-cell office:value-type="float" office:value="1162" calcext:value-type="float">
            <text:p>1162</text:p>
          </table:table-cell>
          <table:table-cell table:formula="of:=[.$A36]/[.B36]" office:value-type="float" office:value="0.196900017032873" calcext:value-type="float">
            <text:p>0,20</text:p>
          </table:table-cell>
          <table:table-cell table:formula="of:=[.$A36]/[.C36]" office:value-type="float" office:value="1.93634840871022" calcext:value-type="float">
            <text:p>1,94</text:p>
          </table:table-cell>
          <table:table-cell table:formula="of:=[.$A36]/[.D36]" office:value-type="float" office:value="0.994836488812392" calcext:value-type="float">
            <text:p>0,99</text:p>
          </table:table-cell>
          <table:table-cell table:number-columns-repeated="16377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8208" calcext:value-type="float">
            <text:p>8208</text:p>
          </table:table-cell>
          <table:table-cell office:value-type="float" office:value="635" calcext:value-type="float">
            <text:p>635</text:p>
          </table:table-cell>
          <table:table-cell office:value-type="float" office:value="1235" calcext:value-type="float">
            <text:p>1235</text:p>
          </table:table-cell>
          <table:table-cell table:formula="of:=[.$A37]/[.B37]" office:value-type="float" office:value="0.149244639376218" calcext:value-type="float">
            <text:p>0,15</text:p>
          </table:table-cell>
          <table:table-cell table:formula="of:=[.$A37]/[.C37]" office:value-type="float" office:value="1.92913385826772" calcext:value-type="float">
            <text:p>1,93</text:p>
          </table:table-cell>
          <table:table-cell table:formula="of:=[.$A37]/[.D37]" office:value-type="float" office:value="0.991902834008097" calcext:value-type="float">
            <text:p>0,99</text:p>
          </table:table-cell>
          <table:table-cell table:number-columns-repeated="16377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8424" calcext:value-type="float">
            <text:p>8424</text:p>
          </table:table-cell>
          <table:table-cell office:value-type="float" office:value="666" calcext:value-type="float">
            <text:p>666</text:p>
          </table:table-cell>
          <table:table-cell office:value-type="float" office:value="1303" calcext:value-type="float">
            <text:p>1303</text:p>
          </table:table-cell>
          <table:table-cell table:formula="of:=[.$A38]/[.B38]" office:value-type="float" office:value="0.153846153846154" calcext:value-type="float">
            <text:p>0,15</text:p>
          </table:table-cell>
          <table:table-cell table:formula="of:=[.$A38]/[.C38]" office:value-type="float" office:value="1.94594594594595" calcext:value-type="float">
            <text:p>1,95</text:p>
          </table:table-cell>
          <table:table-cell table:formula="of:=[.$A38]/[.D38]" office:value-type="float" office:value="0.994627782041443" calcext:value-type="float">
            <text:p>0,99</text:p>
          </table:table-cell>
          <table:table-cell table:number-columns-repeated="16377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7904" calcext:value-type="float">
            <text:p>7904</text:p>
          </table:table-cell>
          <table:table-cell office:value-type="float" office:value="709" calcext:value-type="float">
            <text:p>709</text:p>
          </table:table-cell>
          <table:table-cell office:value-type="float" office:value="3019" calcext:value-type="float">
            <text:p>3019</text:p>
          </table:table-cell>
          <table:table-cell table:formula="of:=[.$A39]/[.B39]" office:value-type="float" office:value="0.173203441295547" calcext:value-type="float">
            <text:p>0,17</text:p>
          </table:table-cell>
          <table:table-cell table:formula="of:=[.$A39]/[.C39]" office:value-type="float" office:value="1.93088857545839" calcext:value-type="float">
            <text:p>1,93</text:p>
          </table:table-cell>
          <table:table-cell table:formula="of:=[.$A39]/[.D39]" office:value-type="float" office:value="0.453461411063266" calcext:value-type="float">
            <text:p>0,45</text:p>
          </table:table-cell>
          <table:table-cell table:number-columns-repeated="16377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0234" calcext:value-type="float">
            <text:p>10234</text:p>
          </table:table-cell>
          <table:table-cell office:value-type="float" office:value="801" calcext:value-type="float">
            <text:p>801</text:p>
          </table:table-cell>
          <table:table-cell office:value-type="float" office:value="1556" calcext:value-type="float">
            <text:p>1556</text:p>
          </table:table-cell>
          <table:table-cell table:formula="of:=[.$A40]/[.B40]" office:value-type="float" office:value="0.14109829978503" calcext:value-type="float">
            <text:p>0,14</text:p>
          </table:table-cell>
          <table:table-cell table:formula="of:=[.$A40]/[.C40]" office:value-type="float" office:value="1.80274656679151" calcext:value-type="float">
            <text:p>1,80</text:p>
          </table:table-cell>
          <table:table-cell table:formula="of:=[.$A40]/[.D40]" office:value-type="float" office:value="0.928020565552699" calcext:value-type="float">
            <text:p>0,93</text:p>
          </table:table-cell>
          <table:table-cell table:number-columns-repeated="16377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1795" calcext:value-type="float">
            <text:p>11795</text:p>
          </table:table-cell>
          <table:table-cell office:value-type="float" office:value="783" calcext:value-type="float">
            <text:p>783</text:p>
          </table:table-cell>
          <table:table-cell office:value-type="float" office:value="1546" calcext:value-type="float">
            <text:p>1546</text:p>
          </table:table-cell>
          <table:table-cell table:formula="of:=[.$A41]/[.B41]" office:value-type="float" office:value="0.128952946163629" calcext:value-type="float">
            <text:p>0,13</text:p>
          </table:table-cell>
          <table:table-cell table:formula="of:=[.$A41]/[.C41]" office:value-type="float" office:value="1.94252873563218" calcext:value-type="float">
            <text:p>1,94</text:p>
          </table:table-cell>
          <table:table-cell table:formula="of:=[.$A41]/[.D41]" office:value-type="float" office:value="0.983829236739974" calcext:value-type="float">
            <text:p>0,98</text:p>
          </table:table-cell>
          <table:table-cell table:number-columns-repeated="16377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1183" calcext:value-type="float">
            <text:p>11183</text:p>
          </table:table-cell>
          <table:table-cell office:value-type="float" office:value="816" calcext:value-type="float">
            <text:p>816</text:p>
          </table:table-cell>
          <table:table-cell office:value-type="float" office:value="3072" calcext:value-type="float">
            <text:p>3072</text:p>
          </table:table-cell>
          <table:table-cell table:formula="of:=[.$A42]/[.B42]" office:value-type="float" office:value="0.143074309219351" calcext:value-type="float">
            <text:p>0,14</text:p>
          </table:table-cell>
          <table:table-cell table:formula="of:=[.$A42]/[.C42]" office:value-type="float" office:value="1.96078431372549" calcext:value-type="float">
            <text:p>1,96</text:p>
          </table:table-cell>
          <table:table-cell table:formula="of:=[.$A42]/[.D42]" office:value-type="float" office:value="0.520833333333333" calcext:value-type="float">
            <text:p>0,52</text:p>
          </table:table-cell>
          <table:table-cell table:number-columns-repeated="16377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1731" calcext:value-type="float">
            <text:p>11731</text:p>
          </table:table-cell>
          <table:table-cell office:value-type="float" office:value="865" calcext:value-type="float">
            <text:p>865</text:p>
          </table:table-cell>
          <table:table-cell office:value-type="float" office:value="1673" calcext:value-type="float">
            <text:p>1673</text:p>
          </table:table-cell>
          <table:table-cell table:formula="of:=[.$A43]/[.B43]" office:value-type="float" office:value="0.143295541727048" calcext:value-type="float">
            <text:p>0,14</text:p>
          </table:table-cell>
          <table:table-cell table:formula="of:=[.$A43]/[.C43]" office:value-type="float" office:value="1.94335260115607" calcext:value-type="float">
            <text:p>1,94</text:p>
          </table:table-cell>
          <table:table-cell table:formula="of:=[.$A43]/[.D43]" office:value-type="float" office:value="1.00478182904961" calcext:value-type="float">
            <text:p>1,00</text:p>
          </table:table-cell>
          <table:table-cell table:number-columns-repeated="16377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4452" calcext:value-type="float">
            <text:p>14452</text:p>
          </table:table-cell>
          <table:table-cell office:value-type="float" office:value="894" calcext:value-type="float">
            <text:p>894</text:p>
          </table:table-cell>
          <table:table-cell office:value-type="float" office:value="1731" calcext:value-type="float">
            <text:p>1731</text:p>
          </table:table-cell>
          <table:table-cell table:formula="of:=[.$A44]/[.B44]" office:value-type="float" office:value="0.122059230556324" calcext:value-type="float">
            <text:p>0,12</text:p>
          </table:table-cell>
          <table:table-cell table:formula="of:=[.$A44]/[.C44]" office:value-type="float" office:value="1.97315436241611" calcext:value-type="float">
            <text:p>1,97</text:p>
          </table:table-cell>
          <table:table-cell table:formula="of:=[.$A44]/[.D44]" office:value-type="float" office:value="1.01906412478336" calcext:value-type="float">
            <text:p>1,02</text:p>
          </table:table-cell>
          <table:table-cell table:number-columns-repeated="16377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17056" calcext:value-type="float">
            <text:p>17056</text:p>
          </table:table-cell>
          <table:table-cell office:value-type="float" office:value="938" calcext:value-type="float">
            <text:p>938</text:p>
          </table:table-cell>
          <table:table-cell office:value-type="float" office:value="1855" calcext:value-type="float">
            <text:p>1855</text:p>
          </table:table-cell>
          <table:table-cell table:formula="of:=[.$A45]/[.B45]" office:value-type="float" office:value="0.108407598499062" calcext:value-type="float">
            <text:p>0,11</text:p>
          </table:table-cell>
          <table:table-cell table:formula="of:=[.$A45]/[.C45]" office:value-type="float" office:value="1.97121535181237" calcext:value-type="float">
            <text:p>1,97</text:p>
          </table:table-cell>
          <table:table-cell table:formula="of:=[.$A45]/[.D45]" office:value-type="float" office:value="0.996765498652291" calcext:value-type="float">
            <text:p>1,00</text:p>
          </table:table-cell>
          <table:table-cell table:number-columns-repeated="16377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18270" calcext:value-type="float">
            <text:p>18270</text:p>
          </table:table-cell>
          <table:table-cell office:value-type="float" office:value="1063" calcext:value-type="float">
            <text:p>1063</text:p>
          </table:table-cell>
          <table:table-cell office:value-type="float" office:value="1954" calcext:value-type="float">
            <text:p>1954</text:p>
          </table:table-cell>
          <table:table-cell table:formula="of:=[.$A46]/[.B46]" office:value-type="float" office:value="0.105966064586754" calcext:value-type="float">
            <text:p>0,11</text:p>
          </table:table-cell>
          <table:table-cell table:formula="of:=[.$A46]/[.C46]" office:value-type="float" office:value="1.82126058325494" calcext:value-type="float">
            <text:p>1,82</text:p>
          </table:table-cell>
          <table:table-cell table:formula="of:=[.$A46]/[.D46]" office:value-type="float" office:value="0.99078812691914" calcext:value-type="float">
            <text:p>0,99</text:p>
          </table:table-cell>
          <table:table-cell table:number-columns-repeated="16377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19293" calcext:value-type="float">
            <text:p>19293</text:p>
          </table:table-cell>
          <table:table-cell office:value-type="float" office:value="1027" calcext:value-type="float">
            <text:p>1027</text:p>
          </table:table-cell>
          <table:table-cell office:value-type="float" office:value="1977" calcext:value-type="float">
            <text:p>1977</text:p>
          </table:table-cell>
          <table:table-cell table:formula="of:=[.$A47]/[.B47]" office:value-type="float" office:value="0.10496034831286" calcext:value-type="float">
            <text:p>0,10</text:p>
          </table:table-cell>
          <table:table-cell table:formula="of:=[.$A47]/[.C47]" office:value-type="float" office:value="1.97176241480039" calcext:value-type="float">
            <text:p>1,97</text:p>
          </table:table-cell>
          <table:table-cell table:formula="of:=[.$A47]/[.D47]" office:value-type="float" office:value="1.02427921092565" calcext:value-type="float">
            <text:p>1,02</text:p>
          </table:table-cell>
          <table:table-cell table:number-columns-repeated="16377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20447" calcext:value-type="float">
            <text:p>20447</text:p>
          </table:table-cell>
          <table:table-cell office:value-type="float" office:value="1077" calcext:value-type="float">
            <text:p>1077</text:p>
          </table:table-cell>
          <table:table-cell office:value-type="float" office:value="2081" calcext:value-type="float">
            <text:p>2081</text:p>
          </table:table-cell>
          <table:table-cell table:formula="of:=[.$A48]/[.B48]" office:value-type="float" office:value="0.103487064116985" calcext:value-type="float">
            <text:p>0,10</text:p>
          </table:table-cell>
          <table:table-cell table:formula="of:=[.$A48]/[.C48]" office:value-type="float" office:value="1.96471680594243" calcext:value-type="float">
            <text:p>1,96</text:p>
          </table:table-cell>
          <table:table-cell table:formula="of:=[.$A48]/[.D48]" office:value-type="float" office:value="1.01681883709755" calcext:value-type="float">
            <text:p>1,02</text:p>
          </table:table-cell>
          <table:table-cell table:number-columns-repeated="16377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26798" calcext:value-type="float">
            <text:p>26798</text:p>
          </table:table-cell>
          <table:table-cell office:value-type="float" office:value="1100" calcext:value-type="float">
            <text:p>1100</text:p>
          </table:table-cell>
          <table:table-cell office:value-type="float" office:value="2188" calcext:value-type="float">
            <text:p>2188</text:p>
          </table:table-cell>
          <table:table-cell table:formula="of:=[.$A49]/[.B49]" office:value-type="float" office:value="0.0824315247406523" calcext:value-type="float">
            <text:p>0,08</text:p>
          </table:table-cell>
          <table:table-cell table:formula="of:=[.$A49]/[.C49]" office:value-type="float" office:value="2.00818181818182" calcext:value-type="float">
            <text:p>2,01</text:p>
          </table:table-cell>
          <table:table-cell table:formula="of:=[.$A49]/[.D49]" office:value-type="float" office:value="1.00959780621572" calcext:value-type="float">
            <text:p>1,01</text:p>
          </table:table-cell>
          <table:table-cell table:number-columns-repeated="16377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24632" calcext:value-type="float">
            <text:p>24632</text:p>
          </table:table-cell>
          <table:table-cell office:value-type="float" office:value="1140" calcext:value-type="float">
            <text:p>1140</text:p>
          </table:table-cell>
          <table:table-cell office:value-type="float" office:value="2241" calcext:value-type="float">
            <text:p>2241</text:p>
          </table:table-cell>
          <table:table-cell table:formula="of:=[.$A50]/[.B50]" office:value-type="float" office:value="0.093536862617733" calcext:value-type="float">
            <text:p>0,09</text:p>
          </table:table-cell>
          <table:table-cell table:formula="of:=[.$A50]/[.C50]" office:value-type="float" office:value="2.02105263157895" calcext:value-type="float">
            <text:p>2,02</text:p>
          </table:table-cell>
          <table:table-cell table:formula="of:=[.$A50]/[.D50]" office:value-type="float" office:value="1.0281124497992" calcext:value-type="float">
            <text:p>1,03</text:p>
          </table:table-cell>
          <table:table-cell table:number-columns-repeated="16377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27457" calcext:value-type="float">
            <text:p>27457</text:p>
          </table:table-cell>
          <table:table-cell office:value-type="float" office:value="1192" calcext:value-type="float">
            <text:p>1192</text:p>
          </table:table-cell>
          <table:table-cell office:value-type="float" office:value="2341" calcext:value-type="float">
            <text:p>2341</text:p>
          </table:table-cell>
          <table:table-cell table:formula="of:=[.$A51]/[.B51]" office:value-type="float" office:value="0.0874458243799395" calcext:value-type="float">
            <text:p>0,09</text:p>
          </table:table-cell>
          <table:table-cell table:formula="of:=[.$A51]/[.C51]" office:value-type="float" office:value="2.01426174496644" calcext:value-type="float">
            <text:p>2,01</text:p>
          </table:table-cell>
          <table:table-cell table:formula="of:=[.$A51]/[.D51]" office:value-type="float" office:value="1.02563007261854" calcext:value-type="float">
            <text:p>1,03</text:p>
          </table:table-cell>
          <table:table-cell table:number-columns-repeated="1637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8481" calcext:value-type="float">
            <text:p>28481</text:p>
          </table:table-cell>
          <table:table-cell office:value-type="float" office:value="1273" calcext:value-type="float">
            <text:p>1273</text:p>
          </table:table-cell>
          <table:table-cell office:value-type="float" office:value="2464" calcext:value-type="float">
            <text:p>2464</text:p>
          </table:table-cell>
          <table:table-cell table:formula="of:=[.$A52]/[.B52]" office:value-type="float" office:value="0.0877778167901408" calcext:value-type="float">
            <text:p>0,09</text:p>
          </table:table-cell>
          <table:table-cell table:formula="of:=[.$A52]/[.C52]" office:value-type="float" office:value="1.96386488609584" calcext:value-type="float">
            <text:p>1,96</text:p>
          </table:table-cell>
          <table:table-cell table:formula="of:=[.$A52]/[.D52]" office:value-type="float" office:value="1.01461038961039" calcext:value-type="float">
            <text:p>1,01</text:p>
          </table:table-cell>
          <table:table-cell table:number-columns-repeated="16377"/>
        </table:table-row>
        <table:table-row table:style-name="ro1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belle2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7P0" style:volatile="true">
      <number:text>€ </number:text>
      <number:number number:decimal-places="0" number:min-decimal-places="0" number:min-integer-digits="1" number:grouping="true"/>
    </number:number-style>
    <number:number-style style:name="N117">
      <number:text>-€ 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€ 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20P0" style:volatile="true">
      <number:text>€ </number:text>
      <number:number number:decimal-places="2" number:min-decimal-places="2" number:min-integer-digits="1" number:grouping="true"/>
    </number:number-style>
    <number:number-style style:name="N120">
      <number:text>-€ 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>€ 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2" style:volatile="true">
      <number:text loext:blank-width-char="-"> </number:text>
      <number:fill-character> </number:fill-character>
      <number:text>- _-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 loext:blank-width-char="-"> 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€ </number:text>
      <number:fill-character> </number:fill-character>
      <number:text>- _-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€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">
      <number:number number:decimal-places="1" number:min-decimal-places="1" number:min-integer-digits="1"/>
    </number:number-style>
    <number:number-style style:name="N147">
      <number:number number:decimal-places="3" number:min-decimal-places="3" number:min-integer-digits="1"/>
    </number:number-style>
    <number:number-style style:name="N148">
      <number:number number:decimal-places="4" number:min-decimal-places="4" number:min-integer-digits="1"/>
    </number:number-style>
    <number:number-style style:name="N149">
      <number:number number:decimal-places="5" number:min-decimal-places="5" number:min-integer-digits="1"/>
    </number:number-style>
    <number:number-style style:name="N150">
      <number:number number:decimal-places="6" number:min-decimal-places="6" number:min-integer-digits="1"/>
    </number:number-style>
    <number:number-style style:name="N151">
      <number:number number:decimal-places="7" number:min-decimal-places="7" number:min-integer-digits="1"/>
    </number:number-style>
    <number:date-style style:name="N10114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15" number:language="de" number:country="AT">
      <number:month number:textual="true"/>
      <number:text>.</number:text>
      <number:year/>
    </number:date-style>
    <number:time-style style:name="N10116" number:language="de" number:country="AT">
      <number:hours/>
      <number:text>:</number:text>
      <number:minutes number:style="long"/>
      <number:text> </number:text>
      <number:am-pm/>
    </number:time-style>
    <number:time-style style:name="N10117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AT">
      <number:text>€ </number:text>
      <number:number number:decimal-places="0" number:min-decimal-places="0" number:min-integer-digits="1" number:grouping="true"/>
    </number:number-style>
    <number:number-style style:name="N10119" number:language="de" number:country="AT">
      <number:text>-€ </number:text>
      <number:number number:decimal-places="0" number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AT">
      <number:text>€ </number:text>
      <number:number number:decimal-places="0" number:min-decimal-places="0" number:min-integer-digits="1" number:grouping="true"/>
    </number:number-style>
    <number:number-style style:name="N10120" number:language="de" number:country="A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20P0"/>
    </number:number-style>
    <number:number-style style:name="N10122P0" style:volatile="true" number:language="de" number:country="AT">
      <number:text>€ </number:text>
      <number:number number:decimal-places="2" number:min-decimal-places="2" number:min-integer-digits="1" number:grouping="true"/>
    </number:number-style>
    <number:number-style style:name="N10122" number:language="de" number:country="AT">
      <number:text>-€ </number:text>
      <number:number number:decimal-places="2" number:min-decimal-places="2" number:min-integer-digits="1" number:grouping="true"/>
      <style:map style:condition="value()&gt;=0" style:apply-style-name="N10122P0"/>
    </number:number-style>
    <number:number-style style:name="N10123P0" style:volatile="true" number:language="de" number:country="AT">
      <number:text>€ </number:text>
      <number:number number:decimal-places="2" number:min-decimal-places="2" number:min-integer-digits="1" number:grouping="true"/>
    </number:number-style>
    <number:number-style style:name="N10123" number:language="de" number:country="A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Aptos Narrow" fo:font-family="'Aptos Narrow'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.00.0000</text:date>, <text:time style:data-style-name="N2" text:time-value="16:35:36.52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1T12:01:28.786000000</meta:creation-date>
    <dc:date>2025-02-06T16:56:12.283000000</dc:date>
    <meta:editing-duration>PT42M36S</meta:editing-duration>
    <meta:editing-cycles>35</meta:editing-cycles>
    <meta:generator>LibreOffice/24.8.0.3$Windows_X86_64 LibreOffice_project/0bdf1299c94fe897b119f97f3c613e9dca6be583</meta:generator>
    <meta:document-statistic meta:table-count="2" meta:cell-count="364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204cm" svg:height="14.971cm" xlink:href=".." xlink:type="simple" chart:class="chart:line" chart:style-name="ch1">
        <chart:title svg:x="9.832cm" svg:y="0.435cm" chart:style-name="ch2">
          <text:p>string vs. StringBuilder vs. StringText</text:p>
        </chart:title>
        <chart:legend chart:legend-position="end" svg:x="2.766cm" svg:y="1.725cm" style:legend-expansion="custom" svg:width="5.318cm" svg:height="1.594cm" style:legend-expansion-aspect-ratio="3.33626097867001" chart:style-name="ch3"/>
        <chart:plot-area chart:style-name="ch4" table:cell-range-address="Tabelle1.A1:Tabelle1.D52" chart:data-source-has-labels="both" svg:x="1.774cm" svg:y="1.513cm" svg:width="20.675cm" svg:height="11.959cm">
          <chart:coordinate-region svg:x="2.981cm" svg:y="1.712cm" svg:width="19.468cm" svg:height="10.688cm"/>
          <chart:axis chart:dimension="x" chart:name="primary-x" chart:style-name="ch5" chartooo:axis-type="auto">
            <chartooo:date-scale/>
            <chart:title svg:x="11.103cm" svg:y="13.772cm" chart:style-name="ch2">
              <text:p>Iterations</text:p>
            </chart:title>
            <chart:categories table:cell-range-address="Tabelle1.A3:Tabelle1.A52"/>
          </chart:axis>
          <chart:axis chart:dimension="y" chart:name="primary-y" chart:style-name="ch5">
            <chart:title svg:x="0.451cm" svg:y="8.1cm" chart:style-name="ch6">
              <text:p>Ticks</text:p>
            </chart:title>
            <chart:grid chart:style-name="ch7" chart:class="major"/>
          </chart:axis>
          <chart:series chart:style-name="ch8" chart:values-cell-range-address="Tabelle1.B3:Tabelle1.B52" chart:label-cell-address="Tabelle1.B1:Tabelle1.B2" chart:class="chart:line">
            <chart:data-point chart:repeated="50"/>
          </chart:series>
          <chart:series chart:style-name="ch9" chart:values-cell-range-address="Tabelle1.C3:Tabelle1.C52" chart:label-cell-address="Tabelle1.C1:Tabelle1.C2" chart:class="chart:line">
            <chart:data-point chart:repeated="50"/>
          </chart:series>
          <chart:series chart:style-name="ch10" chart:values-cell-range-address="Tabelle1.D3:Tabelle1.D52" chart:label-cell-address="Tabelle1.D1:Tabelle1.D2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ing Ticks</text:p>
                <text:list>
                  <text:list-item>
                    <text:p>string</text:p>
                  </text:list-item>
                  <text:list-item>
                    <text:p>Ticks</text:p>
                  </text:list-item>
                </text:list>
                <draw:g>
                  <svg:desc>Tabelle1.B1:Tabelle1.B2</svg:desc>
                </draw:g>
              </table:table-cell>
              <table:table-cell office:value-type="string">
                <text:p>StringBuilder Ticks</text:p>
                <text:list>
                  <text:list-item>
                    <text:p>StringBuilder</text:p>
                  </text:list-item>
                  <text:list-item>
                    <text:p>Ticks</text:p>
                  </text:list-item>
                </text:list>
                <draw:g>
                  <svg:desc>Tabelle1.C1:Tabelle1.C2</svg:desc>
                </draw:g>
              </table:table-cell>
              <table:table-cell office:value-type="string">
                <text:p>StringText Ticks</text:p>
                <text:list>
                  <text:list-item>
                    <text:p>StringText</text:p>
                  </text:list-item>
                  <text:list-item>
                    <text:p>Ticks</text:p>
                  </text:list-item>
                </text:list>
                <draw:g>
                  <svg:desc>Tabelle1.D1:Tabelle1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abelle1.A3:Tabelle1.A52</svg:desc>
                </draw:g>
              </table:table-cell>
              <table:table-cell office:value-type="float" office:value="20">
                <text:p>20</text:p>
                <draw:g>
                  <svg:desc>Tabelle1.B3:Tabelle1.B52</svg:desc>
                </draw:g>
              </table:table-cell>
              <table:table-cell office:value-type="float" office:value="9">
                <text:p>9</text:p>
                <draw:g>
                  <svg:desc>Tabelle1.C3:Tabelle1.C52</svg:desc>
                </draw:g>
              </table:table-cell>
              <table:table-cell office:value-type="float" office:value="7">
                <text:p>7</text:p>
                <draw:g>
                  <svg:desc>Tabelle1.D3:Tabelle1.D52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9">
                <text:p>39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1">
                <text:p>61</text:p>
              </table:table-cell>
              <table:table-cell office:value-type="float" office:value="20">
                <text:p>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79">
                <text:p>79</text:p>
              </table:table-cell>
              <table:table-cell office:value-type="float" office:value="51">
                <text:p>5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40">
                <text:p>140</text:p>
              </table:table-cell>
              <table:table-cell office:value-type="float" office:value="56">
                <text:p>5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13">
                <text:p>213</text:p>
              </table:table-cell>
              <table:table-cell office:value-type="float" office:value="63">
                <text:p>6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02">
                <text:p>302</text:p>
              </table:table-cell>
              <table:table-cell office:value-type="float" office:value="72">
                <text:p>7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93">
                <text:p>393</text:p>
              </table:table-cell>
              <table:table-cell office:value-type="float" office:value="89">
                <text:p>8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572">
                <text:p>572</text:p>
              </table:table-cell>
              <table:table-cell office:value-type="float" office:value="120">
                <text:p>12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715">
                <text:p>715</text:p>
              </table:table-cell>
              <table:table-cell office:value-type="float" office:value="154">
                <text:p>154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959">
                <text:p>959</text:p>
              </table:table-cell>
              <table:table-cell office:value-type="float" office:value="158">
                <text:p>158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267">
                <text:p>1267</text:p>
              </table:table-cell>
              <table:table-cell office:value-type="float" office:value="187">
                <text:p>187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595">
                <text:p>1595</text:p>
              </table:table-cell>
              <table:table-cell office:value-type="float" office:value="229">
                <text:p>22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055">
                <text:p>2055</text:p>
              </table:table-cell>
              <table:table-cell office:value-type="float" office:value="238">
                <text:p>238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2575">
                <text:p>2575</text:p>
              </table:table-cell>
              <table:table-cell office:value-type="float" office:value="292">
                <text:p>292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3477">
                <text:p>3477</text:p>
              </table:table-cell>
              <table:table-cell office:value-type="float" office:value="368">
                <text:p>368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24311">
                <text:p>24311</text:p>
              </table:table-cell>
              <table:table-cell office:value-type="float" office:value="216">
                <text:p>21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033">
                <text:p>1033</text:p>
              </table:table-cell>
              <table:table-cell office:value-type="float" office:value="227">
                <text:p>227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1288">
                <text:p>1288</text:p>
              </table:table-cell>
              <table:table-cell office:value-type="float" office:value="268">
                <text:p>268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1689">
                <text:p>1689</text:p>
              </table:table-cell>
              <table:table-cell office:value-type="float" office:value="289">
                <text:p>289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17139">
                <text:p>17139</text:p>
              </table:table-cell>
              <table:table-cell office:value-type="float" office:value="296">
                <text:p>296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1644">
                <text:p>1644</text:p>
              </table:table-cell>
              <table:table-cell office:value-type="float" office:value="342">
                <text:p>342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2482">
                <text:p>2482</text:p>
              </table:table-cell>
              <table:table-cell office:value-type="float" office:value="405">
                <text:p>405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5489">
                <text:p>5489</text:p>
              </table:table-cell>
              <table:table-cell office:value-type="float" office:value="459">
                <text:p>459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2307">
                <text:p>2307</text:p>
              </table:table-cell>
              <table:table-cell office:value-type="float" office:value="392">
                <text:p>392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3987">
                <text:p>3987</text:p>
              </table:table-cell>
              <table:table-cell office:value-type="float" office:value="421">
                <text:p>421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4074">
                <text:p>4074</text:p>
              </table:table-cell>
              <table:table-cell office:value-type="float" office:value="444">
                <text:p>444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336">
                <text:p>4336</text:p>
              </table:table-cell>
              <table:table-cell office:value-type="float" office:value="473">
                <text:p>473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5103">
                <text:p>5103</text:p>
              </table:table-cell>
              <table:table-cell office:value-type="float" office:value="510">
                <text:p>510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6050">
                <text:p>6050</text:p>
              </table:table-cell>
              <table:table-cell office:value-type="float" office:value="529">
                <text:p>529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float" office:value="1089">
                <text:p>1089</text:p>
              </table:table-cell>
              <table:table-cell office:value-type="float" office:value="5858">
                <text:p>5858</text:p>
              </table:table-cell>
              <table:table-cell office:value-type="float" office:value="576">
                <text:p>576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float" office:value="1156">
                <text:p>1156</text:p>
              </table:table-cell>
              <table:table-cell office:value-type="float" office:value="5871">
                <text:p>5871</text:p>
              </table:table-cell>
              <table:table-cell office:value-type="float" office:value="597">
                <text:p>597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float" office:value="1225">
                <text:p>1225</text:p>
              </table:table-cell>
              <table:table-cell office:value-type="float" office:value="8208">
                <text:p>8208</text:p>
              </table:table-cell>
              <table:table-cell office:value-type="float" office:value="635">
                <text:p>635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float" office:value="1296">
                <text:p>1296</text:p>
              </table:table-cell>
              <table:table-cell office:value-type="float" office:value="8424">
                <text:p>8424</text:p>
              </table:table-cell>
              <table:table-cell office:value-type="float" office:value="666">
                <text:p>666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float" office:value="1369">
                <text:p>1369</text:p>
              </table:table-cell>
              <table:table-cell office:value-type="float" office:value="7904">
                <text:p>7904</text:p>
              </table:table-cell>
              <table:table-cell office:value-type="float" office:value="709">
                <text:p>709</text:p>
              </table:table-cell>
              <table:table-cell office:value-type="float" office:value="3019">
                <text:p>3019</text:p>
              </table:table-cell>
            </table:table-row>
            <table:table-row>
              <table:table-cell office:value-type="float" office:value="1444">
                <text:p>1444</text:p>
              </table:table-cell>
              <table:table-cell office:value-type="float" office:value="10234">
                <text:p>10234</text:p>
              </table:table-cell>
              <table:table-cell office:value-type="float" office:value="801">
                <text:p>801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1521">
                <text:p>1521</text:p>
              </table:table-cell>
              <table:table-cell office:value-type="float" office:value="11795">
                <text:p>11795</text:p>
              </table:table-cell>
              <table:table-cell office:value-type="float" office:value="783">
                <text:p>783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1183">
                <text:p>11183</text:p>
              </table:table-cell>
              <table:table-cell office:value-type="float" office:value="816">
                <text:p>816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float" office:value="1681">
                <text:p>1681</text:p>
              </table:table-cell>
              <table:table-cell office:value-type="float" office:value="11731">
                <text:p>11731</text:p>
              </table:table-cell>
              <table:table-cell office:value-type="float" office:value="865">
                <text:p>865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float" office:value="1764">
                <text:p>1764</text:p>
              </table:table-cell>
              <table:table-cell office:value-type="float" office:value="14452">
                <text:p>14452</text:p>
              </table:table-cell>
              <table:table-cell office:value-type="float" office:value="894">
                <text:p>894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float" office:value="1849">
                <text:p>1849</text:p>
              </table:table-cell>
              <table:table-cell office:value-type="float" office:value="17056">
                <text:p>17056</text:p>
              </table:table-cell>
              <table:table-cell office:value-type="float" office:value="938">
                <text:p>938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float" office:value="1936">
                <text:p>1936</text:p>
              </table:table-cell>
              <table:table-cell office:value-type="float" office:value="18270">
                <text:p>18270</text:p>
              </table:table-cell>
              <table:table-cell office:value-type="float" office:value="1063">
                <text:p>1063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float" office:value="2025">
                <text:p>2025</text:p>
              </table:table-cell>
              <table:table-cell office:value-type="float" office:value="19293">
                <text:p>19293</text:p>
              </table:table-cell>
              <table:table-cell office:value-type="float" office:value="1027">
                <text:p>1027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float" office:value="2116">
                <text:p>2116</text:p>
              </table:table-cell>
              <table:table-cell office:value-type="float" office:value="20447">
                <text:p>20447</text:p>
              </table:table-cell>
              <table:table-cell office:value-type="float" office:value="1077">
                <text:p>1077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float" office:value="2209">
                <text:p>2209</text:p>
              </table:table-cell>
              <table:table-cell office:value-type="float" office:value="26798">
                <text:p>26798</text:p>
              </table:table-cell>
              <table:table-cell office:value-type="float" office:value="1100">
                <text:p>1100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float" office:value="2304">
                <text:p>2304</text:p>
              </table:table-cell>
              <table:table-cell office:value-type="float" office:value="24632">
                <text:p>24632</text:p>
              </table:table-cell>
              <table:table-cell office:value-type="float" office:value="1140">
                <text:p>1140</text:p>
              </table:table-cell>
              <table:table-cell office:value-type="float" office:value="2241">
                <text:p>2241</text:p>
              </table:table-cell>
            </table:table-row>
            <table:table-row>
              <table:table-cell office:value-type="float" office:value="2401">
                <text:p>2401</text:p>
              </table:table-cell>
              <table:table-cell office:value-type="float" office:value="27457">
                <text:p>27457</text:p>
              </table:table-cell>
              <table:table-cell office:value-type="float" office:value="1192">
                <text:p>1192</text:p>
              </table:table-cell>
              <table:table-cell office:value-type="float" office:value="2341">
                <text:p>234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8481">
                <text:p>28481</text:p>
              </table:table-cell>
              <table:table-cell office:value-type="float" office:value="1273">
                <text:p>1273</text:p>
              </table:table-cell>
              <table:table-cell office:value-type="float" office:value="2464">
                <text:p>24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204cm" svg:height="14.971cm" xlink:href=".." xlink:type="simple" chart:class="chart:line" chart:column-mapping="0" chart:style-name="ch1">
        <chart:title svg:x="10.794cm" svg:y="0.435cm" chart:style-name="ch2">
          <text:p>StringBuilder vs. StringText</text:p>
        </chart:title>
        <chart:legend chart:legend-position="end" svg:x="2.571cm" svg:y="1.711cm" style:legend-expansion="custom" svg:width="5.318cm" svg:height="1.594cm" style:legend-expansion-aspect-ratio="3.33626097867001" chart:style-name="ch3"/>
        <chart:plot-area chart:style-name="ch4" table:cell-range-address="Tabelle1.A3:Tabelle1.A52 Tabelle1.C1:Tabelle1.D52" chart:data-source-has-labels="both" svg:x="1.774cm" svg:y="1.513cm" svg:width="20.675cm" svg:height="11.959cm">
          <chart:coordinate-region svg:x="2.79cm" svg:y="1.712cm" svg:width="19.659cm" svg:height="10.688cm"/>
          <chart:axis chart:dimension="x" chart:name="primary-x" chart:style-name="ch5" chartooo:axis-type="auto">
            <chartooo:date-scale/>
            <chart:title svg:x="11.103cm" svg:y="13.772cm" chart:style-name="ch2">
              <text:p>Iterations</text:p>
            </chart:title>
            <chart:categories table:cell-range-address="Tabelle1.A3:Tabelle1.A52"/>
          </chart:axis>
          <chart:axis chart:dimension="y" chart:name="primary-y" chart:style-name="ch5">
            <chart:title svg:x="0.451cm" svg:y="8.1cm" chart:style-name="ch6">
              <text:p>Ticks</text:p>
            </chart:title>
            <chart:grid chart:style-name="ch7" chart:class="major"/>
          </chart:axis>
          <chart:series chart:style-name="ch8" chart:values-cell-range-address="Tabelle1.C3:Tabelle1.C52" chart:label-cell-address="Tabelle1.C1:Tabelle1.C2" chart:class="chart:line">
            <chart:data-point chart:repeated="50"/>
          </chart:series>
          <chart:series chart:style-name="ch9" chart:values-cell-range-address="Tabelle1.D3:Tabelle1.D52" chart:label-cell-address="Tabelle1.D1:Tabelle1.D2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ingBuilder Ticks</text:p>
                <text:list>
                  <text:list-item>
                    <text:p>StringBuilder</text:p>
                  </text:list-item>
                  <text:list-item>
                    <text:p>Ticks</text:p>
                  </text:list-item>
                </text:list>
                <draw:g>
                  <svg:desc>Tabelle1.C1:Tabelle1.C2</svg:desc>
                </draw:g>
              </table:table-cell>
              <table:table-cell office:value-type="string">
                <text:p>StringText Ticks</text:p>
                <text:list>
                  <text:list-item>
                    <text:p>StringText</text:p>
                  </text:list-item>
                  <text:list-item>
                    <text:p>Ticks</text:p>
                  </text:list-item>
                </text:list>
                <draw:g>
                  <svg:desc>Tabelle1.D1:Tabelle1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abelle1.A3:Tabelle1.A52</svg:desc>
                </draw:g>
              </table:table-cell>
              <table:table-cell office:value-type="float" office:value="9">
                <text:p>9</text:p>
                <draw:g>
                  <svg:desc>Tabelle1.C3:Tabelle1.C52</svg:desc>
                </draw:g>
              </table:table-cell>
              <table:table-cell office:value-type="float" office:value="7">
                <text:p>7</text:p>
                <draw:g>
                  <svg:desc>Tabelle1.D3:Tabelle1.D52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72">
                <text:p>7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9">
                <text:p>8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54">
                <text:p>154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58">
                <text:p>158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87">
                <text:p>187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229">
                <text:p>22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38">
                <text:p>238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292">
                <text:p>292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368">
                <text:p>368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216">
                <text:p>21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27">
                <text:p>227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268">
                <text:p>268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289">
                <text:p>289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296">
                <text:p>296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342">
                <text:p>342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405">
                <text:p>405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459">
                <text:p>459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392">
                <text:p>392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421">
                <text:p>421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444">
                <text:p>444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73">
                <text:p>473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510">
                <text:p>510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529">
                <text:p>529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float" office:value="1089">
                <text:p>1089</text:p>
              </table:table-cell>
              <table:table-cell office:value-type="float" office:value="576">
                <text:p>576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float" office:value="1156">
                <text:p>1156</text:p>
              </table:table-cell>
              <table:table-cell office:value-type="float" office:value="597">
                <text:p>597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float" office:value="1225">
                <text:p>1225</text:p>
              </table:table-cell>
              <table:table-cell office:value-type="float" office:value="635">
                <text:p>635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float" office:value="1296">
                <text:p>1296</text:p>
              </table:table-cell>
              <table:table-cell office:value-type="float" office:value="666">
                <text:p>666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float" office:value="1369">
                <text:p>1369</text:p>
              </table:table-cell>
              <table:table-cell office:value-type="float" office:value="709">
                <text:p>709</text:p>
              </table:table-cell>
              <table:table-cell office:value-type="float" office:value="3019">
                <text:p>3019</text:p>
              </table:table-cell>
            </table:table-row>
            <table:table-row>
              <table:table-cell office:value-type="float" office:value="1444">
                <text:p>1444</text:p>
              </table:table-cell>
              <table:table-cell office:value-type="float" office:value="801">
                <text:p>801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1521">
                <text:p>1521</text:p>
              </table:table-cell>
              <table:table-cell office:value-type="float" office:value="783">
                <text:p>783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816">
                <text:p>816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float" office:value="1681">
                <text:p>1681</text:p>
              </table:table-cell>
              <table:table-cell office:value-type="float" office:value="865">
                <text:p>865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float" office:value="1764">
                <text:p>1764</text:p>
              </table:table-cell>
              <table:table-cell office:value-type="float" office:value="894">
                <text:p>894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float" office:value="1849">
                <text:p>1849</text:p>
              </table:table-cell>
              <table:table-cell office:value-type="float" office:value="938">
                <text:p>938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float" office:value="1936">
                <text:p>1936</text:p>
              </table:table-cell>
              <table:table-cell office:value-type="float" office:value="1063">
                <text:p>1063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float" office:value="2025">
                <text:p>2025</text:p>
              </table:table-cell>
              <table:table-cell office:value-type="float" office:value="1027">
                <text:p>1027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float" office:value="2116">
                <text:p>2116</text:p>
              </table:table-cell>
              <table:table-cell office:value-type="float" office:value="1077">
                <text:p>1077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float" office:value="2209">
                <text:p>2209</text:p>
              </table:table-cell>
              <table:table-cell office:value-type="float" office:value="1100">
                <text:p>1100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float" office:value="2304">
                <text:p>2304</text:p>
              </table:table-cell>
              <table:table-cell office:value-type="float" office:value="1140">
                <text:p>1140</text:p>
              </table:table-cell>
              <table:table-cell office:value-type="float" office:value="2241">
                <text:p>2241</text:p>
              </table:table-cell>
            </table:table-row>
            <table:table-row>
              <table:table-cell office:value-type="float" office:value="2401">
                <text:p>2401</text:p>
              </table:table-cell>
              <table:table-cell office:value-type="float" office:value="1192">
                <text:p>1192</text:p>
              </table:table-cell>
              <table:table-cell office:value-type="float" office:value="2341">
                <text:p>234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273">
                <text:p>1273</text:p>
              </table:table-cell>
              <table:table-cell office:value-type="float" office:value="2464">
                <text:p>24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8cm" svg:stroke-color="#81d41a" draw:fill-color="#81d41a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8cm" svg:stroke-color="#ffbf00" draw:fill-color="#ffb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204cm" svg:height="14.971cm" xlink:href=".." xlink:type="simple" chart:class="chart:line" chart:style-name="ch1">
        <chart:title svg:x="9.832cm" svg:y="0.434cm" chart:style-name="ch2">
          <text:p>Benchmark
string vs. StringBuilder vs. StringText</text:p>
        </chart:title>
        <chart:legend chart:legend-position="end" svg:x="2.766cm" svg:y="2.215cm" style:legend-expansion="custom" svg:width="5.318cm" svg:height="1.594cm" style:legend-expansion-aspect-ratio="3.33626097867001" chart:style-name="ch3"/>
        <chart:plot-area chart:style-name="ch4" table:cell-range-address="Tabelle1.A3:Tabelle1.A52 Tabelle1.E1:Tabelle1.G52" chart:data-source-has-labels="both" svg:x="1.774cm" svg:y="2.016cm" svg:width="19.336cm" svg:height="11.456cm">
          <chart:coordinate-region svg:x="2.694cm" svg:y="2.215cm" svg:width="18.416cm" svg:height="10.185cm"/>
          <chart:axis chart:dimension="x" chart:name="primary-x" chart:style-name="ch5" chartooo:axis-type="auto">
            <chartooo:date-scale/>
            <chart:title svg:x="10.434cm" svg:y="13.772cm" chart:style-name="ch2">
              <text:p>Iterations</text:p>
            </chart:title>
            <chart:categories table:cell-range-address="Tabelle1.A3:Tabelle1.A52"/>
          </chart:axis>
          <chart:axis chart:dimension="y" chart:name="primary-y" chart:style-name="ch5">
            <chart:title svg:x="0.451cm" svg:y="9.227cm" chart:style-name="ch6">
              <text:p>Iterations/Tick</text:p>
            </chart:title>
            <chart:grid chart:style-name="ch7" chart:class="major"/>
          </chart:axis>
          <chart:series chart:style-name="ch8" chart:values-cell-range-address="Tabelle1.F3:Tabelle1.F52" chart:label-cell-address="Tabelle1.F1:Tabelle1.F2" chart:class="chart:line">
            <chart:data-point chart:repeated="50"/>
          </chart:series>
          <chart:series chart:style-name="ch9" chart:values-cell-range-address="Tabelle1.G3:Tabelle1.G52" chart:label-cell-address="Tabelle1.G1:Tabelle1.G2" chart:class="chart:line">
            <chart:data-point chart:repeated="50"/>
          </chart:series>
          <chart:series chart:style-name="ch10" chart:values-cell-range-address="Tabelle1.E3:Tabelle1.E52" chart:label-cell-address="Tabelle1.E1:Tabelle1.E2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ingBuilder Iterations/Tick</text:p>
                <text:list>
                  <text:list-item>
                    <text:p>StringBuilder</text:p>
                  </text:list-item>
                  <text:list-item>
                    <text:p>Iterations/Tick</text:p>
                  </text:list-item>
                </text:list>
                <draw:g>
                  <svg:desc>Tabelle1.F1:Tabelle1.F2</svg:desc>
                </draw:g>
              </table:table-cell>
              <table:table-cell office:value-type="string">
                <text:p>StringText Iterations/Tick</text:p>
                <text:list>
                  <text:list-item>
                    <text:p>StringText</text:p>
                  </text:list-item>
                  <text:list-item>
                    <text:p>Iterations/Tick</text:p>
                  </text:list-item>
                </text:list>
                <draw:g>
                  <svg:desc>Tabelle1.G1:Tabelle1.G2</svg:desc>
                </draw:g>
              </table:table-cell>
              <table:table-cell office:value-type="string">
                <text:p>string Iterations/Tick</text:p>
                <text:list>
                  <text:list-item>
                    <text:p>string</text:p>
                  </text:list-item>
                  <text:list-item>
                    <text:p>Iterations/Tick</text:p>
                  </text:list-item>
                </text:list>
                <draw:g>
                  <svg:desc>Tabelle1.E1:Tabelle1.E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abelle1.A3:Tabelle1.A52</svg:desc>
                </draw:g>
              </table:table-cell>
              <table:table-cell office:value-type="float" office:value="0.111111111111111">
                <text:p>0.111111111111111</text:p>
                <draw:g>
                  <svg:desc>Tabelle1.F3:Tabelle1.F52</svg:desc>
                </draw:g>
              </table:table-cell>
              <table:table-cell office:value-type="float" office:value="0.142857142857143">
                <text:p>0.142857142857143</text:p>
                <draw:g>
                  <svg:desc>Tabelle1.G3:Tabelle1.G52</svg:desc>
                </draw:g>
              </table:table-cell>
              <table:table-cell office:value-type="float" office:value="0.05">
                <text:p>0.05</text:p>
                <draw:g>
                  <svg:desc>Tabelle1.E3:Tabelle1.E52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0.30188679245283">
                <text:p>0.30188679245283</text:p>
              </table:table-cell>
              <table:table-cell office:value-type="float" office:value="0.41025641025641">
                <text:p>0.4102564102564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25">
                <text:p>1.25</text:p>
              </table:table-cell>
              <table:table-cell office:value-type="float" office:value="0.223214285714286">
                <text:p>0.223214285714286</text:p>
              </table:table-cell>
              <table:table-cell office:value-type="float" office:value="0.409836065573771">
                <text:p>0.40983606557377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705882352941177">
                <text:p>0.705882352941177</text:p>
              </table:table-cell>
              <table:table-cell office:value-type="float" office:value="0.371134020618557">
                <text:p>0.371134020618557</text:p>
              </table:table-cell>
              <table:table-cell office:value-type="float" office:value="0.455696202531646">
                <text:p>0.45569620253164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875">
                <text:p>0.875</text:p>
              </table:table-cell>
              <table:table-cell office:value-type="float" office:value="0.365671641791045">
                <text:p>0.36567164179104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01587301587302">
                <text:p>1.01587301587302</text:p>
              </table:table-cell>
              <table:table-cell office:value-type="float" office:value="0.426666666666667">
                <text:p>0.426666666666667</text:p>
              </table:table-cell>
              <table:table-cell office:value-type="float" office:value="0.300469483568075">
                <text:p>0.30046948356807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.125">
                <text:p>1.125</text:p>
              </table:table-cell>
              <table:table-cell office:value-type="float" office:value="0.433155080213904">
                <text:p>0.433155080213904</text:p>
              </table:table-cell>
              <table:table-cell office:value-type="float" office:value="0.268211920529801">
                <text:p>0.26821192052980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12359550561798">
                <text:p>1.12359550561798</text:p>
              </table:table-cell>
              <table:table-cell office:value-type="float" office:value="0.467289719626168">
                <text:p>0.467289719626168</text:p>
              </table:table-cell>
              <table:table-cell office:value-type="float" office:value="0.254452926208651">
                <text:p>0.254452926208651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.00833333333333">
                <text:p>1.00833333333333</text:p>
              </table:table-cell>
              <table:table-cell office:value-type="float" office:value="0.46360153256705">
                <text:p>0.46360153256705</text:p>
              </table:table-cell>
              <table:table-cell office:value-type="float" office:value="0.211538461538462">
                <text:p>0.21153846153846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935064935064935">
                <text:p>0.935064935064935</text:p>
              </table:table-cell>
              <table:table-cell office:value-type="float" office:value="0.208393632416787">
                <text:p>0.208393632416787</text:p>
              </table:table-cell>
              <table:table-cell office:value-type="float" office:value="0.201398601398601">
                <text:p>0.201398601398601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.06962025316456">
                <text:p>1.06962025316456</text:p>
              </table:table-cell>
              <table:table-cell office:value-type="float" office:value="0.460490463215259">
                <text:p>0.460490463215259</text:p>
              </table:table-cell>
              <table:table-cell office:value-type="float" office:value="0.176225234619395">
                <text:p>0.176225234619395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.04812834224599">
                <text:p>1.04812834224599</text:p>
              </table:table-cell>
              <table:table-cell office:value-type="float" office:value="0.455813953488372">
                <text:p>0.455813953488372</text:p>
              </table:table-cell>
              <table:table-cell office:value-type="float" office:value="0.154696132596685">
                <text:p>0.154696132596685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982532751091703">
                <text:p>0.982532751091703</text:p>
              </table:table-cell>
              <table:table-cell office:value-type="float" office:value="0.494505494505495">
                <text:p>0.494505494505495</text:p>
              </table:table-cell>
              <table:table-cell office:value-type="float" office:value="0.141065830721003">
                <text:p>0.14106583072100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07563025210084">
                <text:p>1.07563025210084</text:p>
              </table:table-cell>
              <table:table-cell office:value-type="float" office:value="0.47940074906367">
                <text:p>0.47940074906367</text:p>
              </table:table-cell>
              <table:table-cell office:value-type="float" office:value="0.124574209245742">
                <text:p>0.124574209245742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98972602739726">
                <text:p>0.98972602739726</text:p>
              </table:table-cell>
              <table:table-cell office:value-type="float" office:value="0.489830508474576">
                <text:p>0.489830508474576</text:p>
              </table:table-cell>
              <table:table-cell office:value-type="float" office:value="0.112233009708738">
                <text:p>0.112233009708738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880434782608696">
                <text:p>0.880434782608696</text:p>
              </table:table-cell>
              <table:table-cell office:value-type="float" office:value="0.445054945054945">
                <text:p>0.445054945054945</text:p>
              </table:table-cell>
              <table:table-cell office:value-type="float" office:value="0.093183779119931">
                <text:p>0.093183779119931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1.6712962962963">
                <text:p>1.6712962962963</text:p>
              </table:table-cell>
              <table:table-cell office:value-type="float" office:value="0.9025">
                <text:p>0.9025</text:p>
              </table:table-cell>
              <table:table-cell office:value-type="float" office:value="0.0148492451976472">
                <text:p>0.014849245197647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.76211453744493">
                <text:p>1.76211453744493</text:p>
              </table:table-cell>
              <table:table-cell office:value-type="float" office:value="0.863930885529158">
                <text:p>0.863930885529158</text:p>
              </table:table-cell>
              <table:table-cell office:value-type="float" office:value="0.387221684414327">
                <text:p>0.387221684414327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1.6455223880597">
                <text:p>1.6455223880597</text:p>
              </table:table-cell>
              <table:table-cell office:value-type="float" office:value="0.848076923076923">
                <text:p>0.848076923076923</text:p>
              </table:table-cell>
              <table:table-cell office:value-type="float" office:value="0.342391304347826">
                <text:p>0.342391304347826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1.67474048442907">
                <text:p>1.67474048442907</text:p>
              </table:table-cell>
              <table:table-cell office:value-type="float" office:value="0.840277777777778">
                <text:p>0.840277777777778</text:p>
              </table:table-cell>
              <table:table-cell office:value-type="float" office:value="0.28656009473061">
                <text:p>0.28656009473061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1.78716216216216">
                <text:p>1.78716216216216</text:p>
              </table:table-cell>
              <table:table-cell office:value-type="float" office:value="0.951438848920863">
                <text:p>0.951438848920863</text:p>
              </table:table-cell>
              <table:table-cell office:value-type="float" office:value="0.030865278020888">
                <text:p>0.030865278020888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1.68421052631579">
                <text:p>1.68421052631579</text:p>
              </table:table-cell>
              <table:table-cell office:value-type="float" office:value="0.870090634441088">
                <text:p>0.870090634441088</text:p>
              </table:table-cell>
              <table:table-cell office:value-type="float" office:value="0.35036496350365">
                <text:p>0.35036496350365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1.54320987654321">
                <text:p>1.54320987654321</text:p>
              </table:table-cell>
              <table:table-cell office:value-type="float" office:value="0.909752547307133">
                <text:p>0.909752547307133</text:p>
              </table:table-cell>
              <table:table-cell office:value-type="float" office:value="0.251813053988719">
                <text:p>0.251813053988719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1.47276688453159">
                <text:p>1.47276688453159</text:p>
              </table:table-cell>
              <table:table-cell office:value-type="float" office:value="0.941504178272981">
                <text:p>0.941504178272981</text:p>
              </table:table-cell>
              <table:table-cell office:value-type="float" office:value="0.123155401712516">
                <text:p>0.123155401712516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1.85969387755102">
                <text:p>1.85969387755102</text:p>
              </table:table-cell>
              <table:table-cell office:value-type="float" office:value="0.957950065703022">
                <text:p>0.957950065703022</text:p>
              </table:table-cell>
              <table:table-cell office:value-type="float" office:value="0.315994798439532">
                <text:p>0.315994798439532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1.86223277909739">
                <text:p>1.86223277909739</text:p>
              </table:table-cell>
              <table:table-cell office:value-type="float" office:value="0.967901234567901">
                <text:p>0.967901234567901</text:p>
              </table:table-cell>
              <table:table-cell office:value-type="float" office:value="0.196639077000251">
                <text:p>0.196639077000251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1.89414414414414">
                <text:p>1.89414414414414</text:p>
              </table:table-cell>
              <table:table-cell office:value-type="float" office:value="0.982476635514019">
                <text:p>0.982476635514019</text:p>
              </table:table-cell>
              <table:table-cell office:value-type="float" office:value="0.206431026018655">
                <text:p>0.20643102601865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.90274841437632">
                <text:p>1.90274841437632</text:p>
              </table:table-cell>
              <table:table-cell office:value-type="float" office:value="0.982532751091703">
                <text:p>0.982532751091703</text:p>
              </table:table-cell>
              <table:table-cell office:value-type="float" office:value="0.207564575645756">
                <text:p>0.207564575645756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1.8843137254902">
                <text:p>1.8843137254902</text:p>
              </table:table-cell>
              <table:table-cell office:value-type="float" office:value="0.962925851703407">
                <text:p>0.962925851703407</text:p>
              </table:table-cell>
              <table:table-cell office:value-type="float" office:value="0.188320595728003">
                <text:p>0.18832059572800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.93572778827977">
                <text:p>1.93572778827977</text:p>
              </table:table-cell>
              <table:table-cell office:value-type="float" office:value="0.970616113744076">
                <text:p>0.970616113744076</text:p>
              </table:table-cell>
              <table:table-cell office:value-type="float" office:value="0.169256198347107">
                <text:p>0.169256198347107</text:p>
              </table:table-cell>
            </table:table-row>
            <table:table-row>
              <table:table-cell office:value-type="float" office:value="1089">
                <text:p>1089</text:p>
              </table:table-cell>
              <table:table-cell office:value-type="float" office:value="1.890625">
                <text:p>1.890625</text:p>
              </table:table-cell>
              <table:table-cell office:value-type="float" office:value="0.974060822898032">
                <text:p>0.974060822898032</text:p>
              </table:table-cell>
              <table:table-cell office:value-type="float" office:value="0.185899624445203">
                <text:p>0.185899624445203</text:p>
              </table:table-cell>
            </table:table-row>
            <table:table-row>
              <table:table-cell office:value-type="float" office:value="1156">
                <text:p>1156</text:p>
              </table:table-cell>
              <table:table-cell office:value-type="float" office:value="1.93634840871022">
                <text:p>1.93634840871022</text:p>
              </table:table-cell>
              <table:table-cell office:value-type="float" office:value="0.994836488812392">
                <text:p>0.994836488812392</text:p>
              </table:table-cell>
              <table:table-cell office:value-type="float" office:value="0.196900017032873">
                <text:p>0.196900017032873</text:p>
              </table:table-cell>
            </table:table-row>
            <table:table-row>
              <table:table-cell office:value-type="float" office:value="1225">
                <text:p>1225</text:p>
              </table:table-cell>
              <table:table-cell office:value-type="float" office:value="1.92913385826772">
                <text:p>1.92913385826772</text:p>
              </table:table-cell>
              <table:table-cell office:value-type="float" office:value="0.991902834008097">
                <text:p>0.991902834008097</text:p>
              </table:table-cell>
              <table:table-cell office:value-type="float" office:value="0.149244639376218">
                <text:p>0.149244639376218</text:p>
              </table:table-cell>
            </table:table-row>
            <table:table-row>
              <table:table-cell office:value-type="float" office:value="1296">
                <text:p>1296</text:p>
              </table:table-cell>
              <table:table-cell office:value-type="float" office:value="1.94594594594595">
                <text:p>1.94594594594595</text:p>
              </table:table-cell>
              <table:table-cell office:value-type="float" office:value="0.994627782041443">
                <text:p>0.994627782041443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float" office:value="1369">
                <text:p>1369</text:p>
              </table:table-cell>
              <table:table-cell office:value-type="float" office:value="1.93088857545839">
                <text:p>1.93088857545839</text:p>
              </table:table-cell>
              <table:table-cell office:value-type="float" office:value="0.453461411063266">
                <text:p>0.453461411063266</text:p>
              </table:table-cell>
              <table:table-cell office:value-type="float" office:value="0.173203441295547">
                <text:p>0.173203441295547</text:p>
              </table:table-cell>
            </table:table-row>
            <table:table-row>
              <table:table-cell office:value-type="float" office:value="1444">
                <text:p>1444</text:p>
              </table:table-cell>
              <table:table-cell office:value-type="float" office:value="1.80274656679151">
                <text:p>1.80274656679151</text:p>
              </table:table-cell>
              <table:table-cell office:value-type="float" office:value="0.928020565552699">
                <text:p>0.928020565552699</text:p>
              </table:table-cell>
              <table:table-cell office:value-type="float" office:value="0.14109829978503">
                <text:p>0.14109829978503</text:p>
              </table:table-cell>
            </table:table-row>
            <table:table-row>
              <table:table-cell office:value-type="float" office:value="1521">
                <text:p>1521</text:p>
              </table:table-cell>
              <table:table-cell office:value-type="float" office:value="1.94252873563218">
                <text:p>1.94252873563218</text:p>
              </table:table-cell>
              <table:table-cell office:value-type="float" office:value="0.983829236739974">
                <text:p>0.983829236739974</text:p>
              </table:table-cell>
              <table:table-cell office:value-type="float" office:value="0.128952946163629">
                <text:p>0.12895294616362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.96078431372549">
                <text:p>1.96078431372549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143074309219351">
                <text:p>0.143074309219351</text:p>
              </table:table-cell>
            </table:table-row>
            <table:table-row>
              <table:table-cell office:value-type="float" office:value="1681">
                <text:p>1681</text:p>
              </table:table-cell>
              <table:table-cell office:value-type="float" office:value="1.94335260115607">
                <text:p>1.94335260115607</text:p>
              </table:table-cell>
              <table:table-cell office:value-type="float" office:value="1.00478182904961">
                <text:p>1.00478182904961</text:p>
              </table:table-cell>
              <table:table-cell office:value-type="float" office:value="0.143295541727048">
                <text:p>0.143295541727048</text:p>
              </table:table-cell>
            </table:table-row>
            <table:table-row>
              <table:table-cell office:value-type="float" office:value="1764">
                <text:p>1764</text:p>
              </table:table-cell>
              <table:table-cell office:value-type="float" office:value="1.97315436241611">
                <text:p>1.97315436241611</text:p>
              </table:table-cell>
              <table:table-cell office:value-type="float" office:value="1.01906412478336">
                <text:p>1.01906412478336</text:p>
              </table:table-cell>
              <table:table-cell office:value-type="float" office:value="0.122059230556324">
                <text:p>0.122059230556324</text:p>
              </table:table-cell>
            </table:table-row>
            <table:table-row>
              <table:table-cell office:value-type="float" office:value="1849">
                <text:p>1849</text:p>
              </table:table-cell>
              <table:table-cell office:value-type="float" office:value="1.97121535181237">
                <text:p>1.97121535181237</text:p>
              </table:table-cell>
              <table:table-cell office:value-type="float" office:value="0.996765498652291">
                <text:p>0.996765498652291</text:p>
              </table:table-cell>
              <table:table-cell office:value-type="float" office:value="0.108407598499062">
                <text:p>0.108407598499062</text:p>
              </table:table-cell>
            </table:table-row>
            <table:table-row>
              <table:table-cell office:value-type="float" office:value="1936">
                <text:p>1936</text:p>
              </table:table-cell>
              <table:table-cell office:value-type="float" office:value="1.82126058325494">
                <text:p>1.82126058325494</text:p>
              </table:table-cell>
              <table:table-cell office:value-type="float" office:value="0.99078812691914">
                <text:p>0.99078812691914</text:p>
              </table:table-cell>
              <table:table-cell office:value-type="float" office:value="0.105966064586754">
                <text:p>0.105966064586754</text:p>
              </table:table-cell>
            </table:table-row>
            <table:table-row>
              <table:table-cell office:value-type="float" office:value="2025">
                <text:p>2025</text:p>
              </table:table-cell>
              <table:table-cell office:value-type="float" office:value="1.97176241480039">
                <text:p>1.97176241480039</text:p>
              </table:table-cell>
              <table:table-cell office:value-type="float" office:value="1.02427921092565">
                <text:p>1.02427921092565</text:p>
              </table:table-cell>
              <table:table-cell office:value-type="float" office:value="0.10496034831286">
                <text:p>0.10496034831286</text:p>
              </table:table-cell>
            </table:table-row>
            <table:table-row>
              <table:table-cell office:value-type="float" office:value="2116">
                <text:p>2116</text:p>
              </table:table-cell>
              <table:table-cell office:value-type="float" office:value="1.96471680594243">
                <text:p>1.96471680594243</text:p>
              </table:table-cell>
              <table:table-cell office:value-type="float" office:value="1.01681883709755">
                <text:p>1.01681883709755</text:p>
              </table:table-cell>
              <table:table-cell office:value-type="float" office:value="0.103487064116985">
                <text:p>0.103487064116985</text:p>
              </table:table-cell>
            </table:table-row>
            <table:table-row>
              <table:table-cell office:value-type="float" office:value="2209">
                <text:p>2209</text:p>
              </table:table-cell>
              <table:table-cell office:value-type="float" office:value="2.00818181818182">
                <text:p>2.00818181818182</text:p>
              </table:table-cell>
              <table:table-cell office:value-type="float" office:value="1.00959780621572">
                <text:p>1.00959780621572</text:p>
              </table:table-cell>
              <table:table-cell office:value-type="float" office:value="0.0824315247406523">
                <text:p>0.0824315247406523</text:p>
              </table:table-cell>
            </table:table-row>
            <table:table-row>
              <table:table-cell office:value-type="float" office:value="2304">
                <text:p>2304</text:p>
              </table:table-cell>
              <table:table-cell office:value-type="float" office:value="2.02105263157895">
                <text:p>2.02105263157895</text:p>
              </table:table-cell>
              <table:table-cell office:value-type="float" office:value="1.0281124497992">
                <text:p>1.0281124497992</text:p>
              </table:table-cell>
              <table:table-cell office:value-type="float" office:value="0.093536862617733">
                <text:p>0.093536862617733</text:p>
              </table:table-cell>
            </table:table-row>
            <table:table-row>
              <table:table-cell office:value-type="float" office:value="2401">
                <text:p>2401</text:p>
              </table:table-cell>
              <table:table-cell office:value-type="float" office:value="2.01426174496644">
                <text:p>2.01426174496644</text:p>
              </table:table-cell>
              <table:table-cell office:value-type="float" office:value="1.02563007261854">
                <text:p>1.02563007261854</text:p>
              </table:table-cell>
              <table:table-cell office:value-type="float" office:value="0.0874458243799395">
                <text:p>0.0874458243799395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.96386488609584">
                <text:p>1.96386488609584</text:p>
              </table:table-cell>
              <table:table-cell office:value-type="float" office:value="1.01461038961039">
                <text:p>1.01461038961039</text:p>
              </table:table-cell>
              <table:table-cell office:value-type="float" office:value="0.0877778167901408">
                <text:p>0.08777781679014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8cm" svg:stroke-color="#81d41a" draw:fill-color="#81d41a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204cm" svg:height="14.971cm" xlink:href=".." xlink:type="simple" chart:class="chart:line" chart:column-mapping="0" chart:style-name="ch1">
        <chart:title svg:x="9.832cm" svg:y="0.435cm" chart:style-name="ch2">
          <text:p>string vs. StringBuilder vs. StringText</text:p>
        </chart:title>
        <chart:legend chart:legend-position="end" svg:x="2.766cm" svg:y="1.725cm" style:legend-expansion="custom" svg:width="5.318cm" svg:height="1.594cm" style:legend-expansion-aspect-ratio="3.33626097867001" chart:style-name="ch3"/>
        <chart:plot-area chart:style-name="ch4" table:cell-range-address="Tabelle1.A3:Tabelle1.A52 Tabelle1.F1:Tabelle1.G52" chart:data-source-has-labels="both" svg:x="1.774cm" svg:y="1.513cm" svg:width="19.336cm" svg:height="11.959cm">
          <chart:coordinate-region svg:x="2.694cm" svg:y="1.712cm" svg:width="18.416cm" svg:height="10.688cm"/>
          <chart:axis chart:dimension="x" chart:name="primary-x" chart:style-name="ch5" chartooo:axis-type="auto">
            <chartooo:date-scale/>
            <chart:title svg:x="10.434cm" svg:y="13.772cm" chart:style-name="ch2">
              <text:p>Iterations</text:p>
            </chart:title>
            <chart:categories table:cell-range-address="Tabelle1.A3:Tabelle1.A52"/>
          </chart:axis>
          <chart:axis chart:dimension="y" chart:name="primary-y" chart:style-name="ch5">
            <chart:title svg:x="0.451cm" svg:y="7.65cm" chart:style-name="ch6">
              <text:p>-</text:p>
            </chart:title>
            <chart:grid chart:style-name="ch7" chart:class="major"/>
          </chart:axis>
          <chart:series chart:style-name="ch8" chart:values-cell-range-address="Tabelle1.F3:Tabelle1.F52" chart:label-cell-address="Tabelle1.F1:Tabelle1.F2" chart:class="chart:line">
            <chart:data-point chart:repeated="50"/>
          </chart:series>
          <chart:series chart:style-name="ch9" chart:values-cell-range-address="Tabelle1.G3:Tabelle1.G52" chart:label-cell-address="Tabelle1.G1:Tabelle1.G2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ingBuilder Iterations/Tick</text:p>
                <text:list>
                  <text:list-item>
                    <text:p>StringBuilder</text:p>
                  </text:list-item>
                  <text:list-item>
                    <text:p>Iterations/Tick</text:p>
                  </text:list-item>
                </text:list>
                <draw:g>
                  <svg:desc>Tabelle1.F1:Tabelle1.F2</svg:desc>
                </draw:g>
              </table:table-cell>
              <table:table-cell office:value-type="string">
                <text:p>StringText Iterations/Tick</text:p>
                <text:list>
                  <text:list-item>
                    <text:p>StringText</text:p>
                  </text:list-item>
                  <text:list-item>
                    <text:p>Iterations/Tick</text:p>
                  </text:list-item>
                </text:list>
                <draw:g>
                  <svg:desc>Tabelle1.G1:Tabelle1.G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abelle1.A3:Tabelle1.A52</svg:desc>
                </draw:g>
              </table:table-cell>
              <table:table-cell office:value-type="float" office:value="0.111111111111111">
                <text:p>0.111111111111111</text:p>
                <draw:g>
                  <svg:desc>Tabelle1.F3:Tabelle1.F52</svg:desc>
                </draw:g>
              </table:table-cell>
              <table:table-cell office:value-type="float" office:value="0.142857142857143">
                <text:p>0.142857142857143</text:p>
                <draw:g>
                  <svg:desc>Tabelle1.G3:Tabelle1.G52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0.30188679245283">
                <text:p>0.3018867924528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25">
                <text:p>1.25</text:p>
              </table:table-cell>
              <table:table-cell office:value-type="float" office:value="0.223214285714286">
                <text:p>0.22321428571428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705882352941177">
                <text:p>0.705882352941177</text:p>
              </table:table-cell>
              <table:table-cell office:value-type="float" office:value="0.371134020618557">
                <text:p>0.37113402061855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875">
                <text:p>0.875</text:p>
              </table:table-cell>
              <table:table-cell office:value-type="float" office:value="0.365671641791045">
                <text:p>0.36567164179104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01587301587302">
                <text:p>1.01587301587302</text:p>
              </table:table-cell>
              <table:table-cell office:value-type="float" office:value="0.426666666666667">
                <text:p>0.42666666666666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.125">
                <text:p>1.125</text:p>
              </table:table-cell>
              <table:table-cell office:value-type="float" office:value="0.433155080213904">
                <text:p>0.43315508021390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12359550561798">
                <text:p>1.12359550561798</text:p>
              </table:table-cell>
              <table:table-cell office:value-type="float" office:value="0.467289719626168">
                <text:p>0.467289719626168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.00833333333333">
                <text:p>1.00833333333333</text:p>
              </table:table-cell>
              <table:table-cell office:value-type="float" office:value="0.46360153256705">
                <text:p>0.46360153256705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935064935064935">
                <text:p>0.935064935064935</text:p>
              </table:table-cell>
              <table:table-cell office:value-type="float" office:value="0.208393632416787">
                <text:p>0.208393632416787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.06962025316456">
                <text:p>1.06962025316456</text:p>
              </table:table-cell>
              <table:table-cell office:value-type="float" office:value="0.460490463215259">
                <text:p>0.460490463215259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.04812834224599">
                <text:p>1.04812834224599</text:p>
              </table:table-cell>
              <table:table-cell office:value-type="float" office:value="0.455813953488372">
                <text:p>0.455813953488372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982532751091703">
                <text:p>0.982532751091703</text:p>
              </table:table-cell>
              <table:table-cell office:value-type="float" office:value="0.494505494505495">
                <text:p>0.49450549450549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07563025210084">
                <text:p>1.07563025210084</text:p>
              </table:table-cell>
              <table:table-cell office:value-type="float" office:value="0.47940074906367">
                <text:p>0.47940074906367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98972602739726">
                <text:p>0.98972602739726</text:p>
              </table:table-cell>
              <table:table-cell office:value-type="float" office:value="0.489830508474576">
                <text:p>0.489830508474576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880434782608696">
                <text:p>0.880434782608696</text:p>
              </table:table-cell>
              <table:table-cell office:value-type="float" office:value="0.445054945054945">
                <text:p>0.445054945054945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1.6712962962963">
                <text:p>1.6712962962963</text:p>
              </table:table-cell>
              <table:table-cell office:value-type="float" office:value="0.9025">
                <text:p>0.902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.76211453744493">
                <text:p>1.76211453744493</text:p>
              </table:table-cell>
              <table:table-cell office:value-type="float" office:value="0.863930885529158">
                <text:p>0.863930885529158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1.6455223880597">
                <text:p>1.6455223880597</text:p>
              </table:table-cell>
              <table:table-cell office:value-type="float" office:value="0.848076923076923">
                <text:p>0.848076923076923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1.67474048442907">
                <text:p>1.67474048442907</text:p>
              </table:table-cell>
              <table:table-cell office:value-type="float" office:value="0.840277777777778">
                <text:p>0.840277777777778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1.78716216216216">
                <text:p>1.78716216216216</text:p>
              </table:table-cell>
              <table:table-cell office:value-type="float" office:value="0.951438848920863">
                <text:p>0.951438848920863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1.68421052631579">
                <text:p>1.68421052631579</text:p>
              </table:table-cell>
              <table:table-cell office:value-type="float" office:value="0.870090634441088">
                <text:p>0.870090634441088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1.54320987654321">
                <text:p>1.54320987654321</text:p>
              </table:table-cell>
              <table:table-cell office:value-type="float" office:value="0.909752547307133">
                <text:p>0.909752547307133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1.47276688453159">
                <text:p>1.47276688453159</text:p>
              </table:table-cell>
              <table:table-cell office:value-type="float" office:value="0.941504178272981">
                <text:p>0.941504178272981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1.85969387755102">
                <text:p>1.85969387755102</text:p>
              </table:table-cell>
              <table:table-cell office:value-type="float" office:value="0.957950065703022">
                <text:p>0.957950065703022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1.86223277909739">
                <text:p>1.86223277909739</text:p>
              </table:table-cell>
              <table:table-cell office:value-type="float" office:value="0.967901234567901">
                <text:p>0.967901234567901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1.89414414414414">
                <text:p>1.89414414414414</text:p>
              </table:table-cell>
              <table:table-cell office:value-type="float" office:value="0.982476635514019">
                <text:p>0.98247663551401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.90274841437632">
                <text:p>1.90274841437632</text:p>
              </table:table-cell>
              <table:table-cell office:value-type="float" office:value="0.982532751091703">
                <text:p>0.982532751091703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1.8843137254902">
                <text:p>1.8843137254902</text:p>
              </table:table-cell>
              <table:table-cell office:value-type="float" office:value="0.962925851703407">
                <text:p>0.96292585170340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.93572778827977">
                <text:p>1.93572778827977</text:p>
              </table:table-cell>
              <table:table-cell office:value-type="float" office:value="0.970616113744076">
                <text:p>0.970616113744076</text:p>
              </table:table-cell>
            </table:table-row>
            <table:table-row>
              <table:table-cell office:value-type="float" office:value="1089">
                <text:p>1089</text:p>
              </table:table-cell>
              <table:table-cell office:value-type="float" office:value="1.890625">
                <text:p>1.890625</text:p>
              </table:table-cell>
              <table:table-cell office:value-type="float" office:value="0.974060822898032">
                <text:p>0.974060822898032</text:p>
              </table:table-cell>
            </table:table-row>
            <table:table-row>
              <table:table-cell office:value-type="float" office:value="1156">
                <text:p>1156</text:p>
              </table:table-cell>
              <table:table-cell office:value-type="float" office:value="1.93634840871022">
                <text:p>1.93634840871022</text:p>
              </table:table-cell>
              <table:table-cell office:value-type="float" office:value="0.994836488812392">
                <text:p>0.994836488812392</text:p>
              </table:table-cell>
            </table:table-row>
            <table:table-row>
              <table:table-cell office:value-type="float" office:value="1225">
                <text:p>1225</text:p>
              </table:table-cell>
              <table:table-cell office:value-type="float" office:value="1.92913385826772">
                <text:p>1.92913385826772</text:p>
              </table:table-cell>
              <table:table-cell office:value-type="float" office:value="0.991902834008097">
                <text:p>0.991902834008097</text:p>
              </table:table-cell>
            </table:table-row>
            <table:table-row>
              <table:table-cell office:value-type="float" office:value="1296">
                <text:p>1296</text:p>
              </table:table-cell>
              <table:table-cell office:value-type="float" office:value="1.94594594594595">
                <text:p>1.94594594594595</text:p>
              </table:table-cell>
              <table:table-cell office:value-type="float" office:value="0.994627782041443">
                <text:p>0.994627782041443</text:p>
              </table:table-cell>
            </table:table-row>
            <table:table-row>
              <table:table-cell office:value-type="float" office:value="1369">
                <text:p>1369</text:p>
              </table:table-cell>
              <table:table-cell office:value-type="float" office:value="1.93088857545839">
                <text:p>1.93088857545839</text:p>
              </table:table-cell>
              <table:table-cell office:value-type="float" office:value="0.453461411063266">
                <text:p>0.453461411063266</text:p>
              </table:table-cell>
            </table:table-row>
            <table:table-row>
              <table:table-cell office:value-type="float" office:value="1444">
                <text:p>1444</text:p>
              </table:table-cell>
              <table:table-cell office:value-type="float" office:value="1.80274656679151">
                <text:p>1.80274656679151</text:p>
              </table:table-cell>
              <table:table-cell office:value-type="float" office:value="0.928020565552699">
                <text:p>0.928020565552699</text:p>
              </table:table-cell>
            </table:table-row>
            <table:table-row>
              <table:table-cell office:value-type="float" office:value="1521">
                <text:p>1521</text:p>
              </table:table-cell>
              <table:table-cell office:value-type="float" office:value="1.94252873563218">
                <text:p>1.94252873563218</text:p>
              </table:table-cell>
              <table:table-cell office:value-type="float" office:value="0.983829236739974">
                <text:p>0.98382923673997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.96078431372549">
                <text:p>1.96078431372549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float" office:value="1681">
                <text:p>1681</text:p>
              </table:table-cell>
              <table:table-cell office:value-type="float" office:value="1.94335260115607">
                <text:p>1.94335260115607</text:p>
              </table:table-cell>
              <table:table-cell office:value-type="float" office:value="1.00478182904961">
                <text:p>1.00478182904961</text:p>
              </table:table-cell>
            </table:table-row>
            <table:table-row>
              <table:table-cell office:value-type="float" office:value="1764">
                <text:p>1764</text:p>
              </table:table-cell>
              <table:table-cell office:value-type="float" office:value="1.97315436241611">
                <text:p>1.97315436241611</text:p>
              </table:table-cell>
              <table:table-cell office:value-type="float" office:value="1.01906412478336">
                <text:p>1.01906412478336</text:p>
              </table:table-cell>
            </table:table-row>
            <table:table-row>
              <table:table-cell office:value-type="float" office:value="1849">
                <text:p>1849</text:p>
              </table:table-cell>
              <table:table-cell office:value-type="float" office:value="1.97121535181237">
                <text:p>1.97121535181237</text:p>
              </table:table-cell>
              <table:table-cell office:value-type="float" office:value="0.996765498652291">
                <text:p>0.996765498652291</text:p>
              </table:table-cell>
            </table:table-row>
            <table:table-row>
              <table:table-cell office:value-type="float" office:value="1936">
                <text:p>1936</text:p>
              </table:table-cell>
              <table:table-cell office:value-type="float" office:value="1.82126058325494">
                <text:p>1.82126058325494</text:p>
              </table:table-cell>
              <table:table-cell office:value-type="float" office:value="0.99078812691914">
                <text:p>0.99078812691914</text:p>
              </table:table-cell>
            </table:table-row>
            <table:table-row>
              <table:table-cell office:value-type="float" office:value="2025">
                <text:p>2025</text:p>
              </table:table-cell>
              <table:table-cell office:value-type="float" office:value="1.97176241480039">
                <text:p>1.97176241480039</text:p>
              </table:table-cell>
              <table:table-cell office:value-type="float" office:value="1.02427921092565">
                <text:p>1.02427921092565</text:p>
              </table:table-cell>
            </table:table-row>
            <table:table-row>
              <table:table-cell office:value-type="float" office:value="2116">
                <text:p>2116</text:p>
              </table:table-cell>
              <table:table-cell office:value-type="float" office:value="1.96471680594243">
                <text:p>1.96471680594243</text:p>
              </table:table-cell>
              <table:table-cell office:value-type="float" office:value="1.01681883709755">
                <text:p>1.01681883709755</text:p>
              </table:table-cell>
            </table:table-row>
            <table:table-row>
              <table:table-cell office:value-type="float" office:value="2209">
                <text:p>2209</text:p>
              </table:table-cell>
              <table:table-cell office:value-type="float" office:value="2.00818181818182">
                <text:p>2.00818181818182</text:p>
              </table:table-cell>
              <table:table-cell office:value-type="float" office:value="1.00959780621572">
                <text:p>1.00959780621572</text:p>
              </table:table-cell>
            </table:table-row>
            <table:table-row>
              <table:table-cell office:value-type="float" office:value="2304">
                <text:p>2304</text:p>
              </table:table-cell>
              <table:table-cell office:value-type="float" office:value="2.02105263157895">
                <text:p>2.02105263157895</text:p>
              </table:table-cell>
              <table:table-cell office:value-type="float" office:value="1.0281124497992">
                <text:p>1.0281124497992</text:p>
              </table:table-cell>
            </table:table-row>
            <table:table-row>
              <table:table-cell office:value-type="float" office:value="2401">
                <text:p>2401</text:p>
              </table:table-cell>
              <table:table-cell office:value-type="float" office:value="2.01426174496644">
                <text:p>2.01426174496644</text:p>
              </table:table-cell>
              <table:table-cell office:value-type="float" office:value="1.02563007261854">
                <text:p>1.02563007261854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.96386488609584">
                <text:p>1.96386488609584</text:p>
              </table:table-cell>
              <table:table-cell office:value-type="float" office:value="1.01461038961039">
                <text:p>1.014610389610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